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19.44mm"/>
    </style:style>
    <style:style style:name="co3" style:family="table-column">
      <style:table-column-properties fo:break-before="auto" style:column-width="13.46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18.19mm"/>
    </style:style>
    <style:style style:name="co6" style:family="table-column">
      <style:table-column-properties fo:break-before="auto" style:column-width="16.19mm"/>
    </style:style>
    <style:style style:name="co7" style:family="table-column">
      <style:table-column-properties fo:break-before="auto" style:column-width="16.95mm"/>
    </style:style>
    <style:style style:name="co8" style:family="table-column">
      <style:table-column-properties fo:break-before="auto" style:column-width="17.94mm"/>
    </style:style>
    <style:style style:name="co9" style:family="table-column">
      <style:table-column-properties fo:break-before="auto" style:column-width="22.42mm"/>
    </style:style>
    <style:style style:name="co10" style:family="table-column">
      <style:table-column-properties fo:break-before="auto" style:column-width="20.94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28.65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57mm" fo:break-before="auto" style:use-optimal-row-height="false"/>
    </style:style>
    <style:style style:name="ro3" style:family="table-row">
      <style:table-row-properties style:row-height="1.8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ta1" style:family="table" style:master-page-name="PageStyle_5f_總表">
      <style:table-properties table:display="true" style:writing-mode="lr-tb"/>
    </style:style>
    <style:style style:name="ta2" style:family="table" style:master-page-name="PageStyle_5f_樞鈕分析表">
      <style:table-properties table:display="true" style:writing-mode="lr-tb"/>
    </style:style>
    <style:style style:name="ta3" style:family="table" style:master-page-name="PageStyle_5f_各子女教育金花費比較圖">
      <style:table-properties table:display="true" style:writing-mode="lr-tb"/>
    </style:style>
    <style:style style:name="ta4" style:family="table" style:master-page-name="PageStyle_5f_總教育準備金分析圖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59">
      <style:table-cell-properties fo:padding="0.71mm"/>
    </style:style>
    <style:style style:name="ce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60">
      <style:table-cell-properties style:glyph-orientation-vertical="0" fo:background-color="#ccffff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6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60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6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60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6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60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6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60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 style:data-style-name="N16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60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59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59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59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59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59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1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6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60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60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 style:data-style-name="N160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 style:data-style-name="N160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60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6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60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6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60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6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60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6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6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60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60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3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60">
      <style:table-cell-properties fo:padding="0.71mm"/>
    </style:style>
    <style:style style:name="ce99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padding="0.71mm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8" style:family="table-cell" style:parent-style-name="Default" style:data-style-name="N16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 style:data-style-name="N16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 style:data-style-name="N161">
      <style:table-cell-properties fo:padding="0.71mm"/>
    </style:style>
    <style:style style:name="ce11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ffffff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 style:data-style-name="N16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ffffff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3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style:font-name="新細明體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style:font-name="Times New Roman"/>
    </style:style>
    <style:style style:name="T6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新細明體"/>
    </style:style>
    <style:style style:name="T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Times New Roman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10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Times New Roman"/>
    </style:style>
    <style:style style:name="T1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總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38"/>
        <table:table-column table:style-name="co2" table:default-cell-style-name="ce48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87"/>
        <table:table-column table:style-name="co8" table:default-cell-style-name="ce89"/>
        <table:table-column table:style-name="co8" table:default-cell-style-name="ce94"/>
        <table:table-column table:style-name="co9" table:default-cell-style-name="ce98"/>
        <table:table-column table:style-name="co10" table:number-columns-repeated="2" table:default-cell-style-name="ce100"/>
        <table:table-column table:style-name="co11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>
            <text:p>項<text:span text:style-name="T1">       </text:span><text:span text:style-name="T2">目</text:span></text:p>
          </table:table-cell>
          <table:table-cell table:style-name="ce25" office:value-type="string" calcext:value-type="string">
            <text:p>學<text:span text:style-name="T1">  </text:span><text:span text:style-name="T2">期</text:span></text:p>
          </table:table-cell>
          <table:table-cell table:style-name="ce39" office:value-type="string" calcext:value-type="string">
            <text:p>年齡</text:p>
          </table:table-cell>
          <table:table-cell table:style-name="ce49" office:value-type="string" calcext:value-type="string">
            <text:p>學費上漲率</text:p>
          </table:table-cell>
          <table:table-cell table:style-name="ce57" office:value-type="string" calcext:value-type="string">
            <text:p>子女一學費</text:p>
          </table:table-cell>
          <table:table-cell table:style-name="ce57" office:value-type="string" calcext:value-type="string">
            <text:p>子女二學費</text:p>
          </table:table-cell>
          <table:table-cell table:style-name="ce57" office:value-type="string" calcext:value-type="string">
            <text:p>子女三學費</text:p>
          </table:table-cell>
          <table:table-cell table:style-name="ce57" office:value-type="string" calcext:value-type="string">
            <text:p>小計</text:p>
          </table:table-cell>
          <table:table-cell table:style-name="ce57" office:value-type="string" calcext:value-type="string">
            <text:p>年準備金</text:p>
          </table:table-cell>
          <table:table-cell table:style-name="ce75" office:value-type="string" calcext:value-type="string">
            <text:p>每月需儲蓄</text:p>
          </table:table-cell>
          <table:table-cell/>
          <table:table-cell table:style-name="ce90" office:value-type="string" calcext:value-type="string">
            <text:p>項目</text:p>
          </table:table-cell>
          <table:table-cell table:style-name="ce4" office:value-type="string" calcext:value-type="string">
            <text:p>子女名字</text:p>
          </table:table-cell>
          <table:table-cell table:style-name="ce4" office:value-type="string" calcext:value-type="string">
            <text:p>教育費用</text:p>
          </table:table-cell>
          <table:table-cell table:number-columns-repeated="2" table:style-name="ce101" office:value-type="string" calcext:value-type="string">
            <text:p><text:s/></text:p>
          </table:table-cell>
          <table:table-cell table:style-name="ce96" table:number-columns-repeated="1007"/>
        </table:table-row>
        <table:table-row table:style-name="ro2">
          <table:table-cell table:style-name="ce2"/>
          <table:table-cell table:style-name="ce6" office:value-type="string" calcext:value-type="string" table:number-columns-spanned="1" table:number-rows-spanned="2">
            <text:p>幼稚園小班</text:p>
          </table:table-cell>
          <table:table-cell table:style-name="ce26" office:value-type="string" calcext:value-type="string">
            <text:p>上學期</text:p>
          </table:table-cell>
          <table:table-cell table:style-name="ce40" office:value-type="float" office:value="4" calcext:value-type="float">
            <text:p>4 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58" office:value-type="float" office:value="17500" calcext:value-type="float">
            <text:p>$17,500 </text:p>
          </table:table-cell>
          <table:table-cell table:style-name="ce58" office:value-type="float" office:value="18000" calcext:value-type="float">
            <text:p>$18,000 </text:p>
          </table:table-cell>
          <table:table-cell table:style-name="ce58" office:value-type="float" office:value="19000" calcext:value-type="float">
            <text:p>$19,000 </text:p>
          </table:table-cell>
          <table:table-cell table:style-name="ce58" table:formula="of:=SUM([.F3:.H3])" office:value-type="float" office:value="54500" calcext:value-type="float">
            <text:p>$54,500 </text:p>
          </table:table-cell>
          <table:table-cell table:style-name="ce69" table:formula="of:=[.I3]+[.I4]" office:value-type="float" office:value="109000" calcext:value-type="float" table:number-columns-spanned="1" table:number-rows-spanned="2">
            <text:p>$109,000 </text:p>
          </table:table-cell>
          <table:table-cell table:style-name="ce76" table:formula="of:=[.J3]/12" office:value-type="float" office:value="9083.33333333333" calcext:value-type="float" table:number-columns-spanned="1" table:number-rows-spanned="2">
            <text:p>$9,083 </text:p>
          </table:table-cell>
          <table:table-cell/>
          <table:table-cell table:style-name="ce91" office:value-type="string" calcext:value-type="string">
            <text:p>1. <text:span text:style-name="T13">幼</text:span><text:span text:style-name="T9">  </text:span><text:span text:style-name="T2">稚</text:span><text:span text:style-name="T9">  </text:span><text:span text:style-name="T2">園</text:span></text:p>
          </table:table-cell>
          <table:table-cell table:style-name="ce95" office:value-type="string" calcext:value-type="string">
            <text:p> <text:span text:style-name="T13">子女一</text:span></text:p>
          </table:table-cell>
          <table:table-cell table:style-name="ce87" table:formula="of:=[.F9]" office:value-type="float" office:value="149800" calcext:value-type="float">
            <text:p>$149,800 </text:p>
          </table:table-cell>
          <table:table-cell table:style-name="ce96" table:number-columns-repeated="1009"/>
        </table:table-row>
        <table:table-row table:style-name="ro2">
          <table:table-cell table:style-name="ce2"/>
          <table:covered-table-cell table:style-name="ce7"/>
          <table:table-cell table:style-name="ce27" office:value-type="string" calcext:value-type="string">
            <text:p>下學期</text:p>
          </table:table-cell>
          <table:table-cell table:style-name="ce41" office:value-type="float" office:value="4" calcext:value-type="float">
            <text:p>4 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59" table:formula="of:=[.F3]*(1+[.$E$4])" office:value-type="float" office:value="17500" calcext:value-type="float">
            <text:p>$17,500 </text:p>
          </table:table-cell>
          <table:table-cell table:style-name="ce59" table:formula="of:=[.G3]*(1+[.$E$4])" office:value-type="float" office:value="18000" calcext:value-type="float">
            <text:p>$18,000 </text:p>
          </table:table-cell>
          <table:table-cell table:style-name="ce59" table:formula="of:=[.H3]*(1+[.$E$4])" office:value-type="float" office:value="19000" calcext:value-type="float">
            <text:p>$19,000 </text:p>
          </table:table-cell>
          <table:table-cell table:style-name="ce59" table:formula="of:=SUM([.F4:.H4])" office:value-type="float" office:value="54500" calcext:value-type="float">
            <text:p>$54,500 </text:p>
          </table:table-cell>
          <table:covered-table-cell table:style-name="ce59"/>
          <table:covered-table-cell table:style-name="ce77"/>
          <table:table-cell/>
          <table:table-cell table:style-name="ce91" office:value-type="string" calcext:value-type="string">
            <text:p>2. <text:span text:style-name="T13">國</text:span><text:span text:style-name="T9">        </text:span><text:span text:style-name="T2">小</text:span></text:p>
          </table:table-cell>
          <table:table-cell table:style-name="ce95" office:value-type="string" calcext:value-type="string">
            <text:p> <text:span text:style-name="T13">子女一</text:span></text:p>
          </table:table-cell>
          <table:table-cell table:style-name="ce99" table:formula="of:=[.F24]" office:value-type="float" office:value="380907.1175" calcext:value-type="float">
            <text:p>$380,907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6" office:value-type="string" calcext:value-type="string" table:number-columns-spanned="1" table:number-rows-spanned="2">
            <text:p>幼稚園中班</text:p>
          </table:table-cell>
          <table:table-cell table:style-name="ce26" office:value-type="string" calcext:value-type="string">
            <text:p>上學期</text:p>
          </table:table-cell>
          <table:table-cell table:style-name="ce40" office:value-type="float" office:value="5" calcext:value-type="float">
            <text:p>5 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58" office:value-type="float" office:value="28000" calcext:value-type="float">
            <text:p>$28,000 </text:p>
          </table:table-cell>
          <table:table-cell table:style-name="ce58" office:value-type="float" office:value="30000" calcext:value-type="float">
            <text:p>$30,000 </text:p>
          </table:table-cell>
          <table:table-cell table:style-name="ce58" office:value-type="float" office:value="32000" calcext:value-type="float">
            <text:p>$32,000 </text:p>
          </table:table-cell>
          <table:table-cell table:style-name="ce58" table:formula="of:=SUM([.F5:.H5])" office:value-type="float" office:value="90000" calcext:value-type="float">
            <text:p>$90,000 </text:p>
          </table:table-cell>
          <table:table-cell table:style-name="ce69" table:formula="of:=[.I5]+[.I6]" office:value-type="float" office:value="180000" calcext:value-type="float" table:number-columns-spanned="1" table:number-rows-spanned="2">
            <text:p>$180,000 </text:p>
          </table:table-cell>
          <table:table-cell table:style-name="ce76" table:formula="of:=[.J5]/12" office:value-type="float" office:value="15000" calcext:value-type="float" table:number-columns-spanned="1" table:number-rows-spanned="2">
            <text:p>$15,000 </text:p>
          </table:table-cell>
          <table:table-cell/>
          <table:table-cell table:style-name="ce91" office:value-type="string" calcext:value-type="string">
            <text:p>3. <text:span text:style-name="T13">國</text:span><text:span text:style-name="T9">        </text:span><text:span text:style-name="T2">中</text:span></text:p>
          </table:table-cell>
          <table:table-cell table:style-name="ce95" office:value-type="string" calcext:value-type="string">
            <text:p> <text:span text:style-name="T13">子女一</text:span></text:p>
          </table:table-cell>
          <table:table-cell table:style-name="ce99" table:formula="of:=[.F33]" office:value-type="float" office:value="189150" calcext:value-type="float">
            <text:p>$189,150 </text:p>
          </table:table-cell>
          <table:table-cell table:style-name="ce96" table:number-columns-repeated="1009"/>
        </table:table-row>
        <table:table-row table:style-name="ro2">
          <table:table-cell table:style-name="ce2"/>
          <table:covered-table-cell table:style-name="ce7"/>
          <table:table-cell table:style-name="ce27" office:value-type="string" calcext:value-type="string">
            <text:p>下學期</text:p>
          </table:table-cell>
          <table:table-cell table:style-name="ce41" office:value-type="float" office:value="5" calcext:value-type="float">
            <text:p>5 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59" table:formula="of:=[.F5]*(1+[.$E$6])" office:value-type="float" office:value="28000" calcext:value-type="float">
            <text:p>$28,000 </text:p>
          </table:table-cell>
          <table:table-cell table:style-name="ce59" table:formula="of:=[.G5]*(1+[.$E$6])" office:value-type="float" office:value="30000" calcext:value-type="float">
            <text:p>$30,000 </text:p>
          </table:table-cell>
          <table:table-cell table:style-name="ce59" table:formula="of:=[.H5]*(1+[.$E$6])" office:value-type="float" office:value="32000" calcext:value-type="float">
            <text:p>$32,000 </text:p>
          </table:table-cell>
          <table:table-cell table:style-name="ce59" table:formula="of:=SUM([.F6:.H6])" office:value-type="float" office:value="90000" calcext:value-type="float">
            <text:p>$90,000 </text:p>
          </table:table-cell>
          <table:covered-table-cell table:style-name="ce59"/>
          <table:covered-table-cell table:style-name="ce77"/>
          <table:table-cell/>
          <table:table-cell table:style-name="ce91" office:value-type="string" calcext:value-type="string">
            <text:p>4. <text:span text:style-name="T13">高</text:span><text:span text:style-name="T9">  </text:span><text:span text:style-name="T2">中</text:span><text:span text:style-name="T9">  </text:span><text:span text:style-name="T2">職</text:span></text:p>
          </table:table-cell>
          <table:table-cell table:style-name="ce95" office:value-type="string" calcext:value-type="string">
            <text:p> <text:span text:style-name="T13">子女一</text:span></text:p>
          </table:table-cell>
          <table:table-cell table:style-name="ce99" table:formula="of:=[.F42]" office:value-type="float" office:value="23832" calcext:value-type="float">
            <text:p>$23,832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6" office:value-type="string" calcext:value-type="string" table:number-columns-spanned="1" table:number-rows-spanned="2">
            <text:p>幼稚園大班</text:p>
          </table:table-cell>
          <table:table-cell table:style-name="ce26" office:value-type="string" calcext:value-type="string">
            <text:p>上學期</text:p>
          </table:table-cell>
          <table:table-cell table:style-name="ce40" office:value-type="float" office:value="6" calcext:value-type="float">
            <text:p>6 </text:p>
          </table:table-cell>
          <table:table-cell table:style-name="ce50" office:value-type="percentage" office:value="0.05" calcext:value-type="percentage">
            <text:p>5.00%</text:p>
          </table:table-cell>
          <table:table-cell table:style-name="ce58" table:formula="of:=[.F6]*(1+[.$E$7])" office:value-type="float" office:value="29400" calcext:value-type="float">
            <text:p>$29,400 </text:p>
          </table:table-cell>
          <table:table-cell table:style-name="ce58" table:formula="of:=[.G6]*(1+[.$E$7])" office:value-type="float" office:value="31500" calcext:value-type="float">
            <text:p>$31,500 </text:p>
          </table:table-cell>
          <table:table-cell table:style-name="ce58" table:formula="of:=[.H6]*(1+[.$E$7])" office:value-type="float" office:value="33600" calcext:value-type="float">
            <text:p>$33,600 </text:p>
          </table:table-cell>
          <table:table-cell table:style-name="ce58" table:formula="of:=SUM([.F7:.H7])" office:value-type="float" office:value="94500" calcext:value-type="float">
            <text:p>$94,500 </text:p>
          </table:table-cell>
          <table:table-cell table:style-name="ce69" table:formula="of:=[.I7]+[.I8]" office:value-type="float" office:value="189000" calcext:value-type="float" table:number-columns-spanned="1" table:number-rows-spanned="2">
            <text:p>$189,000 </text:p>
          </table:table-cell>
          <table:table-cell table:style-name="ce76" table:formula="of:=[.J7]/12" office:value-type="float" office:value="15750" calcext:value-type="float" table:number-columns-spanned="1" table:number-rows-spanned="2">
            <text:p>$15,750 </text:p>
          </table:table-cell>
          <table:table-cell/>
          <table:table-cell table:style-name="ce91" office:value-type="string" calcext:value-type="string">
            <text:p>5. <text:span text:style-name="T13">補</text:span><text:span text:style-name="T9">        </text:span><text:span text:style-name="T2">習</text:span></text:p>
          </table:table-cell>
          <table:table-cell table:style-name="ce95" office:value-type="string" calcext:value-type="string">
            <text:p> <text:span text:style-name="T13">子女一</text:span></text:p>
          </table:table-cell>
          <table:table-cell table:style-name="ce99" table:formula="of:=[.F47]" office:value-type="float" office:value="0" calcext:value-type="float">
            <text:p>$0 </text:p>
          </table:table-cell>
          <table:table-cell table:style-name="ce96" table:number-columns-repeated="1009"/>
        </table:table-row>
        <table:table-row table:style-name="ro2">
          <table:table-cell table:style-name="ce2"/>
          <table:covered-table-cell table:style-name="ce7"/>
          <table:table-cell table:style-name="ce27" office:value-type="string" calcext:value-type="string">
            <text:p>下學期</text:p>
          </table:table-cell>
          <table:table-cell table:style-name="ce41" office:value-type="float" office:value="6" calcext:value-type="float">
            <text:p>6 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59" table:formula="of:=[.F7]*(1+[.$E$8])" office:value-type="float" office:value="29400" calcext:value-type="float">
            <text:p>$29,400 </text:p>
          </table:table-cell>
          <table:table-cell table:style-name="ce59" table:formula="of:=[.G7]*(1+[.$E$8])" office:value-type="float" office:value="31500" calcext:value-type="float">
            <text:p>$31,500 </text:p>
          </table:table-cell>
          <table:table-cell table:style-name="ce59" table:formula="of:=[.H7]*(1+[.$E$8])" office:value-type="float" office:value="33600" calcext:value-type="float">
            <text:p>$33,600 </text:p>
          </table:table-cell>
          <table:table-cell table:style-name="ce59" table:formula="of:=SUM([.F8:.H8])" office:value-type="float" office:value="94500" calcext:value-type="float">
            <text:p>$94,500 </text:p>
          </table:table-cell>
          <table:covered-table-cell table:style-name="ce59"/>
          <table:covered-table-cell table:style-name="ce77"/>
          <table:table-cell/>
          <table:table-cell table:style-name="ce91" office:value-type="string" calcext:value-type="string">
            <text:p>6. <text:span text:style-name="T13">大學專科</text:span></text:p>
          </table:table-cell>
          <table:table-cell table:style-name="ce95" office:value-type="string" calcext:value-type="string">
            <text:p> <text:span text:style-name="T13">子女一</text:span></text:p>
          </table:table-cell>
          <table:table-cell table:style-name="ce99" table:formula="of:=[.F64]" office:value-type="float" office:value="172405" calcext:value-type="float">
            <text:p>$172,405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8" table:number-columns-spanned="3" table:number-rows-spanned="1"/>
          <table:covered-table-cell table:style-name="ce28"/>
          <table:covered-table-cell table:style-name="ce42"/>
          <table:table-cell table:style-name="ce52" office:value-type="string" calcext:value-type="string">
            <text:p>三年合計：</text:p>
          </table:table-cell>
          <table:table-cell table:style-name="ce60" table:formula="of:=SUM([.F3:.F8])" office:value-type="float" office:value="149800" calcext:value-type="float">
            <text:p>$149,800 </text:p>
          </table:table-cell>
          <table:table-cell table:style-name="ce60" table:formula="of:=SUM([.G3:.G8])" office:value-type="float" office:value="159000" calcext:value-type="float">
            <text:p>$159,000 </text:p>
          </table:table-cell>
          <table:table-cell table:style-name="ce60" table:formula="of:=SUM([.H3:.H8])" office:value-type="float" office:value="169200" calcext:value-type="float">
            <text:p>$169,200 </text:p>
          </table:table-cell>
          <table:table-cell table:style-name="ce60" table:formula="of:=SUM([.I3:.I8])" office:value-type="float" office:value="478000" calcext:value-type="float">
            <text:p>$478,000 </text:p>
          </table:table-cell>
          <table:table-cell table:style-name="ce60" table:formula="of:=SUM([.J3:.J8])" office:value-type="float" office:value="478000" calcext:value-type="float">
            <text:p>$478,000 </text:p>
          </table:table-cell>
          <table:table-cell table:style-name="ce78" table:formula="of:=SUM([.K3:.K8])" office:value-type="float" office:value="39833.3333333333" calcext:value-type="float">
            <text:p>$39,833 </text:p>
          </table:table-cell>
          <table:table-cell/>
          <table:table-cell table:style-name="ce91" office:value-type="string" calcext:value-type="string">
            <text:p>7. <text:span text:style-name="T13">研</text:span><text:span text:style-name="T9">  </text:span><text:span text:style-name="T2">究</text:span><text:span text:style-name="T9">  </text:span><text:span text:style-name="T2">所</text:span></text:p>
          </table:table-cell>
          <table:table-cell table:style-name="ce95" office:value-type="string" calcext:value-type="string">
            <text:p> <text:span text:style-name="T13">子女一</text:span></text:p>
          </table:table-cell>
          <table:table-cell table:style-name="ce99" table:formula="of:=[.F74]" office:value-type="float" office:value="98400" calcext:value-type="float">
            <text:p>$98,400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91" office:value-type="string" calcext:value-type="string">
            <text:p>1. <text:span text:style-name="T13">幼</text:span><text:span text:style-name="T9">  </text:span><text:span text:style-name="T2">稚</text:span><text:span text:style-name="T9">  </text:span><text:span text:style-name="T2">園</text:span></text:p>
          </table:table-cell>
          <table:table-cell table:style-name="ce95" office:value-type="string" calcext:value-type="string">
            <text:p> <text:span text:style-name="T13">子女二</text:span></text:p>
          </table:table-cell>
          <table:table-cell table:style-name="ce87" table:formula="of:=[.G9]" office:value-type="float" office:value="159000" calcext:value-type="float">
            <text:p>$159,000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9" office:value-type="string" calcext:value-type="string">
            <text:p>項<text:span text:style-name="T1">       </text:span><text:span text:style-name="T2">目</text:span></text:p>
          </table:table-cell>
          <table:table-cell table:style-name="ce29" office:value-type="string" calcext:value-type="string">
            <text:p>學<text:span text:style-name="T1">  </text:span><text:span text:style-name="T2">期</text:span></text:p>
          </table:table-cell>
          <table:table-cell table:style-name="ce43" office:value-type="string" calcext:value-type="string">
            <text:p>年齡</text:p>
          </table:table-cell>
          <table:table-cell table:style-name="ce53" office:value-type="string" calcext:value-type="string">
            <text:p>學費上漲率</text:p>
          </table:table-cell>
          <table:table-cell table:style-name="ce61" office:value-type="string" calcext:value-type="string">
            <text:p>子女一學費</text:p>
          </table:table-cell>
          <table:table-cell table:style-name="ce61" office:value-type="string" calcext:value-type="string">
            <text:p>子女二學費</text:p>
          </table:table-cell>
          <table:table-cell table:style-name="ce61" office:value-type="string" calcext:value-type="string">
            <text:p>子女三學費</text:p>
          </table:table-cell>
          <table:table-cell table:style-name="ce61" office:value-type="string" calcext:value-type="string">
            <text:p>小計</text:p>
          </table:table-cell>
          <table:table-cell table:style-name="ce61" office:value-type="string" calcext:value-type="string">
            <text:p>年準備金</text:p>
          </table:table-cell>
          <table:table-cell table:style-name="ce79" office:value-type="string" calcext:value-type="string">
            <text:p>每月需儲蓄</text:p>
          </table:table-cell>
          <table:table-cell/>
          <table:table-cell table:style-name="ce91" office:value-type="string" calcext:value-type="string">
            <text:p>2. <text:span text:style-name="T13">國</text:span><text:span text:style-name="T9">        </text:span><text:span text:style-name="T2">小</text:span></text:p>
          </table:table-cell>
          <table:table-cell table:style-name="ce95" office:value-type="string" calcext:value-type="string">
            <text:p> <text:span text:style-name="T13">子女二</text:span></text:p>
          </table:table-cell>
          <table:table-cell table:style-name="ce99" table:formula="of:=[.G24]" office:value-type="float" office:value="24486.886125" calcext:value-type="float">
            <text:p>$24,487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10" office:value-type="string" calcext:value-type="string" table:number-columns-spanned="1" table:number-rows-spanned="2">
            <text:p>小學一年級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7" calcext:value-type="float">
            <text:p>7 </text:p>
          </table:table-cell>
          <table:table-cell table:style-name="ce54" office:value-type="percentage" office:value="0" calcext:value-type="percentage">
            <text:p>0.00%</text:p>
          </table:table-cell>
          <table:table-cell table:style-name="ce62" office:value-type="float" office:value="28000" calcext:value-type="float">
            <text:p>$28,000 </text:p>
          </table:table-cell>
          <table:table-cell table:style-name="ce62" office:value-type="float" office:value="1800" calcext:value-type="float">
            <text:p>$1,800 </text:p>
          </table:table-cell>
          <table:table-cell table:style-name="ce62" office:value-type="float" office:value="2000" calcext:value-type="float">
            <text:p>$2,000 </text:p>
          </table:table-cell>
          <table:table-cell table:style-name="ce62" table:formula="of:=SUM([.F12:.H12])" office:value-type="float" office:value="31800" calcext:value-type="float">
            <text:p>$31,800 </text:p>
          </table:table-cell>
          <table:table-cell table:style-name="ce70" table:formula="of:=[.I12]+[.I13]" office:value-type="float" office:value="63600" calcext:value-type="float" table:number-columns-spanned="1" table:number-rows-spanned="2">
            <text:p>$63,600 </text:p>
          </table:table-cell>
          <table:table-cell table:style-name="ce80" table:formula="of:=[.J12]/12" office:value-type="float" office:value="5300" calcext:value-type="float" table:number-columns-spanned="1" table:number-rows-spanned="2">
            <text:p>$5,300 </text:p>
          </table:table-cell>
          <table:table-cell/>
          <table:table-cell table:style-name="ce91" office:value-type="string" calcext:value-type="string">
            <text:p>3. <text:span text:style-name="T13">國</text:span><text:span text:style-name="T9">        </text:span><text:span text:style-name="T2">中</text:span></text:p>
          </table:table-cell>
          <table:table-cell table:style-name="ce95" office:value-type="string" calcext:value-type="string">
            <text:p> <text:span text:style-name="T13">子女二</text:span></text:p>
          </table:table-cell>
          <table:table-cell table:style-name="ce99" table:formula="of:=[.G33]" office:value-type="float" office:value="10088" calcext:value-type="float">
            <text:p>$10,088 </text:p>
          </table:table-cell>
          <table:table-cell table:style-name="ce96" table:number-columns-repeated="1009"/>
        </table:table-row>
        <table:table-row table:style-name="ro2">
          <table:table-cell table:style-name="ce2"/>
          <table:covered-table-cell table:style-name="ce11"/>
          <table:table-cell table:style-name="ce31" office:value-type="string" calcext:value-type="string">
            <text:p>下學期</text:p>
          </table:table-cell>
          <table:table-cell table:style-name="ce45" office:value-type="float" office:value="7" calcext:value-type="float">
            <text:p>7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12]*(1+[.$E$13])" office:value-type="float" office:value="28000" calcext:value-type="float">
            <text:p>$28,000 </text:p>
          </table:table-cell>
          <table:table-cell table:style-name="ce63" table:formula="of:=[.G12]*(1+[.$E$13])" office:value-type="float" office:value="1800" calcext:value-type="float">
            <text:p>$1,800 </text:p>
          </table:table-cell>
          <table:table-cell table:style-name="ce63" table:formula="of:=[.H12]*(1+[.$E$13])" office:value-type="float" office:value="2000" calcext:value-type="float">
            <text:p>$2,000 </text:p>
          </table:table-cell>
          <table:table-cell table:style-name="ce63" table:formula="of:=SUM([.F13:.H13])" office:value-type="float" office:value="31800" calcext:value-type="float">
            <text:p>$31,800 </text:p>
          </table:table-cell>
          <table:covered-table-cell table:style-name="ce63"/>
          <table:covered-table-cell table:style-name="ce81"/>
          <table:table-cell/>
          <table:table-cell table:style-name="ce91" office:value-type="string" calcext:value-type="string">
            <text:p>4. <text:span text:style-name="T13">高</text:span><text:span text:style-name="T9">  </text:span><text:span text:style-name="T2">中</text:span><text:span text:style-name="T9">  </text:span><text:span text:style-name="T2">職</text:span></text:p>
          </table:table-cell>
          <table:table-cell table:style-name="ce95" office:value-type="string" calcext:value-type="string">
            <text:p> <text:span text:style-name="T13">子女二</text:span></text:p>
          </table:table-cell>
          <table:table-cell table:style-name="ce99" table:formula="of:=[.G42]" office:value-type="float" office:value="198600" calcext:value-type="float">
            <text:p>$198,600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10" office:value-type="string" calcext:value-type="string" table:number-columns-spanned="1" table:number-rows-spanned="2">
            <text:p>小學二年級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8" calcext:value-type="float">
            <text:p>8 </text:p>
          </table:table-cell>
          <table:table-cell table:style-name="ce54" office:value-type="percentage" office:value="0.05" calcext:value-type="percentage">
            <text:p>5.00%</text:p>
          </table:table-cell>
          <table:table-cell table:style-name="ce62" table:formula="of:=[.F13]*(1+[.$E$14])" office:value-type="float" office:value="29400" calcext:value-type="float">
            <text:p>$29,400 </text:p>
          </table:table-cell>
          <table:table-cell table:style-name="ce62" table:formula="of:=[.G13]*(1+[.$E$14])" office:value-type="float" office:value="1890" calcext:value-type="float">
            <text:p>$1,890 </text:p>
          </table:table-cell>
          <table:table-cell table:style-name="ce62" table:formula="of:=[.H13]*(1+[.$E$14])" office:value-type="float" office:value="2100" calcext:value-type="float">
            <text:p>$2,100 </text:p>
          </table:table-cell>
          <table:table-cell table:style-name="ce62" table:formula="of:=SUM([.F14:.H14])" office:value-type="float" office:value="33390" calcext:value-type="float">
            <text:p>$33,390 </text:p>
          </table:table-cell>
          <table:table-cell table:style-name="ce70" table:formula="of:=[.I14]+[.I15]" office:value-type="float" office:value="66780" calcext:value-type="float" table:number-columns-spanned="1" table:number-rows-spanned="2">
            <text:p>$66,780 </text:p>
          </table:table-cell>
          <table:table-cell table:style-name="ce80" table:formula="of:=[.J14]/12" office:value-type="float" office:value="5565" calcext:value-type="float" table:number-columns-spanned="1" table:number-rows-spanned="2">
            <text:p>$5,565 </text:p>
          </table:table-cell>
          <table:table-cell/>
          <table:table-cell table:style-name="ce91" office:value-type="string" calcext:value-type="string">
            <text:p>5. <text:span text:style-name="T13">補</text:span><text:span text:style-name="T9">        </text:span><text:span text:style-name="T2">習</text:span></text:p>
          </table:table-cell>
          <table:table-cell table:style-name="ce95" office:value-type="string" calcext:value-type="string">
            <text:p> <text:span text:style-name="T13">子女二</text:span></text:p>
          </table:table-cell>
          <table:table-cell table:style-name="ce99" table:formula="of:=[.G47]" office:value-type="float" office:value="61500" calcext:value-type="float">
            <text:p>$61,500 </text:p>
          </table:table-cell>
          <table:table-cell table:style-name="ce96" table:number-columns-repeated="1009"/>
        </table:table-row>
        <table:table-row table:style-name="ro2">
          <table:table-cell table:style-name="ce2"/>
          <table:covered-table-cell table:style-name="ce11"/>
          <table:table-cell table:style-name="ce31" office:value-type="string" calcext:value-type="string">
            <text:p>下學期</text:p>
          </table:table-cell>
          <table:table-cell table:style-name="ce45" office:value-type="float" office:value="8" calcext:value-type="float">
            <text:p>8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14]*(1+[.$E$15])" office:value-type="float" office:value="29400" calcext:value-type="float">
            <text:p>$29,400 </text:p>
          </table:table-cell>
          <table:table-cell table:style-name="ce63" table:formula="of:=[.G14]*(1+[.$E$15])" office:value-type="float" office:value="1890" calcext:value-type="float">
            <text:p>$1,890 </text:p>
          </table:table-cell>
          <table:table-cell table:style-name="ce63" table:formula="of:=[.H14]*(1+[.$E$15])" office:value-type="float" office:value="2100" calcext:value-type="float">
            <text:p>$2,100 </text:p>
          </table:table-cell>
          <table:table-cell table:style-name="ce63" table:formula="of:=SUM([.F15:.H15])" office:value-type="float" office:value="33390" calcext:value-type="float">
            <text:p>$33,390 </text:p>
          </table:table-cell>
          <table:covered-table-cell table:style-name="ce63"/>
          <table:covered-table-cell table:style-name="ce81"/>
          <table:table-cell/>
          <table:table-cell table:style-name="ce91" office:value-type="string" calcext:value-type="string">
            <text:p>6. <text:span text:style-name="T13">大學專科</text:span></text:p>
          </table:table-cell>
          <table:table-cell table:style-name="ce95" office:value-type="string" calcext:value-type="string">
            <text:p> <text:span text:style-name="T13">子女二</text:span></text:p>
          </table:table-cell>
          <table:table-cell table:style-name="ce99" table:formula="of:=[.G64]" office:value-type="float" office:value="474113.75" calcext:value-type="float">
            <text:p>$474,114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10" office:value-type="string" calcext:value-type="string" table:number-columns-spanned="1" table:number-rows-spanned="2">
            <text:p>小學三年級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9" calcext:value-type="float">
            <text:p>9 </text:p>
          </table:table-cell>
          <table:table-cell table:style-name="ce54" office:value-type="percentage" office:value="0.05" calcext:value-type="percentage">
            <text:p>5.00%</text:p>
          </table:table-cell>
          <table:table-cell table:style-name="ce62" table:formula="of:=[.F15]*(1+[.$E$16])" office:value-type="float" office:value="30870" calcext:value-type="float">
            <text:p>$30,870 </text:p>
          </table:table-cell>
          <table:table-cell table:style-name="ce62" table:formula="of:=[.G15]*(1+[.$E$16])" office:value-type="float" office:value="1984.5" calcext:value-type="float">
            <text:p>$1,985 </text:p>
          </table:table-cell>
          <table:table-cell table:style-name="ce62" table:formula="of:=[.H15]*(1+[.$E$16])" office:value-type="float" office:value="2205" calcext:value-type="float">
            <text:p>$2,205 </text:p>
          </table:table-cell>
          <table:table-cell table:style-name="ce62" table:formula="of:=SUM([.F16:.H16])" office:value-type="float" office:value="35059.5" calcext:value-type="float">
            <text:p>$35,060 </text:p>
          </table:table-cell>
          <table:table-cell table:style-name="ce70" table:formula="of:=[.I16]+[.I17]" office:value-type="float" office:value="70119" calcext:value-type="float" table:number-columns-spanned="1" table:number-rows-spanned="2">
            <text:p>$70,119 </text:p>
          </table:table-cell>
          <table:table-cell table:style-name="ce80" table:formula="of:=[.J16]/12" office:value-type="float" office:value="5843.25" calcext:value-type="float" table:number-columns-spanned="1" table:number-rows-spanned="2">
            <text:p>$5,843 </text:p>
          </table:table-cell>
          <table:table-cell/>
          <table:table-cell table:style-name="ce91" office:value-type="string" calcext:value-type="string">
            <text:p>7. <text:span text:style-name="T13">研</text:span><text:span text:style-name="T9">  </text:span><text:span text:style-name="T2">究</text:span><text:span text:style-name="T9">  </text:span><text:span text:style-name="T2">所</text:span></text:p>
          </table:table-cell>
          <table:table-cell table:style-name="ce95" office:value-type="string" calcext:value-type="string">
            <text:p> <text:span text:style-name="T13">子女二</text:span></text:p>
          </table:table-cell>
          <table:table-cell table:style-name="ce99" table:formula="of:=[.G74]" office:value-type="float" office:value="213200" calcext:value-type="float">
            <text:p>$213,200 </text:p>
          </table:table-cell>
          <table:table-cell table:style-name="ce96" table:number-columns-repeated="1009"/>
        </table:table-row>
        <table:table-row table:style-name="ro2">
          <table:table-cell table:style-name="ce2"/>
          <table:covered-table-cell table:style-name="ce11"/>
          <table:table-cell table:style-name="ce31" office:value-type="string" calcext:value-type="string">
            <text:p>下學期</text:p>
          </table:table-cell>
          <table:table-cell table:style-name="ce45" office:value-type="float" office:value="9" calcext:value-type="float">
            <text:p>9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16]*(1+[.$E$17])" office:value-type="float" office:value="30870" calcext:value-type="float">
            <text:p>$30,870 </text:p>
          </table:table-cell>
          <table:table-cell table:style-name="ce63" table:formula="of:=[.G16]*(1+[.$E$17])" office:value-type="float" office:value="1984.5" calcext:value-type="float">
            <text:p>$1,985 </text:p>
          </table:table-cell>
          <table:table-cell table:style-name="ce63" table:formula="of:=[.H16]*(1+[.$E$17])" office:value-type="float" office:value="2205" calcext:value-type="float">
            <text:p>$2,205 </text:p>
          </table:table-cell>
          <table:table-cell table:style-name="ce63" table:formula="of:=SUM([.F17:.H17])" office:value-type="float" office:value="35059.5" calcext:value-type="float">
            <text:p>$35,060 </text:p>
          </table:table-cell>
          <table:covered-table-cell table:style-name="ce63"/>
          <table:covered-table-cell table:style-name="ce81"/>
          <table:table-cell/>
          <table:table-cell table:style-name="ce91" office:value-type="string" calcext:value-type="string">
            <text:p>1. <text:span text:style-name="T13">幼</text:span><text:span text:style-name="T9">  </text:span><text:span text:style-name="T2">稚</text:span><text:span text:style-name="T9">  </text:span><text:span text:style-name="T2">園</text:span></text:p>
          </table:table-cell>
          <table:table-cell table:style-name="ce95" office:value-type="string" calcext:value-type="string">
            <text:p> <text:span text:style-name="T13">子女三</text:span></text:p>
          </table:table-cell>
          <table:table-cell table:style-name="ce87" table:formula="of:=[.H9]" office:value-type="float" office:value="169200" calcext:value-type="float">
            <text:p>$169,200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10" office:value-type="string" calcext:value-type="string" table:number-columns-spanned="1" table:number-rows-spanned="2">
            <text:p>小學四年級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10" calcext:value-type="float">
            <text:p>10 </text:p>
          </table:table-cell>
          <table:table-cell table:style-name="ce54" office:value-type="percentage" office:value="0.05" calcext:value-type="percentage">
            <text:p>5.00%</text:p>
          </table:table-cell>
          <table:table-cell table:style-name="ce62" table:formula="of:=[.F17]*(1+[.$E$18])" office:value-type="float" office:value="32413.5" calcext:value-type="float">
            <text:p>$32,414 </text:p>
          </table:table-cell>
          <table:table-cell table:style-name="ce62" table:formula="of:=[.G17]*(1+[.$E$18])" office:value-type="float" office:value="2083.725" calcext:value-type="float">
            <text:p>$2,084 </text:p>
          </table:table-cell>
          <table:table-cell table:style-name="ce62" table:formula="of:=[.H17]*(1+[.$E$18])" office:value-type="float" office:value="2315.25" calcext:value-type="float">
            <text:p>$2,315 </text:p>
          </table:table-cell>
          <table:table-cell table:style-name="ce62" table:formula="of:=SUM([.F18:.H18])" office:value-type="float" office:value="36812.475" calcext:value-type="float">
            <text:p>$36,812 </text:p>
          </table:table-cell>
          <table:table-cell table:style-name="ce70" table:formula="of:=[.I18]+[.I19]" office:value-type="float" office:value="73624.95" calcext:value-type="float" table:number-columns-spanned="1" table:number-rows-spanned="2">
            <text:p>$73,625 </text:p>
          </table:table-cell>
          <table:table-cell table:style-name="ce80" table:formula="of:=[.J18]/12" office:value-type="float" office:value="6135.4125" calcext:value-type="float" table:number-columns-spanned="1" table:number-rows-spanned="2">
            <text:p>$6,135 </text:p>
          </table:table-cell>
          <table:table-cell/>
          <table:table-cell table:style-name="ce91" office:value-type="string" calcext:value-type="string">
            <text:p>2. <text:span text:style-name="T13">國</text:span><text:span text:style-name="T9">        </text:span><text:span text:style-name="T2">小</text:span></text:p>
          </table:table-cell>
          <table:table-cell table:style-name="ce95" office:value-type="string" calcext:value-type="string">
            <text:p> <text:span text:style-name="T13">子女三</text:span></text:p>
          </table:table-cell>
          <table:table-cell table:style-name="ce99" table:formula="of:=[.H24]" office:value-type="float" office:value="27207.65125" calcext:value-type="float">
            <text:p>$27,208 </text:p>
          </table:table-cell>
          <table:table-cell table:style-name="ce96" table:number-columns-repeated="1009"/>
        </table:table-row>
        <table:table-row table:style-name="ro2">
          <table:table-cell table:style-name="ce2"/>
          <table:covered-table-cell table:style-name="ce11"/>
          <table:table-cell table:style-name="ce31" office:value-type="string" calcext:value-type="string">
            <text:p>下學期</text:p>
          </table:table-cell>
          <table:table-cell table:style-name="ce45" office:value-type="float" office:value="10" calcext:value-type="float">
            <text:p>10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18]*(1+[.$E$19])" office:value-type="float" office:value="32413.5" calcext:value-type="float">
            <text:p>$32,414 </text:p>
          </table:table-cell>
          <table:table-cell table:style-name="ce63" table:formula="of:=[.G18]*(1+[.$E$19])" office:value-type="float" office:value="2083.725" calcext:value-type="float">
            <text:p>$2,084 </text:p>
          </table:table-cell>
          <table:table-cell table:style-name="ce63" table:formula="of:=[.H18]*(1+[.$E$19])" office:value-type="float" office:value="2315.25" calcext:value-type="float">
            <text:p>$2,315 </text:p>
          </table:table-cell>
          <table:table-cell table:style-name="ce63" table:formula="of:=SUM([.F19:.H19])" office:value-type="float" office:value="36812.475" calcext:value-type="float">
            <text:p>$36,812 </text:p>
          </table:table-cell>
          <table:covered-table-cell table:style-name="ce63"/>
          <table:covered-table-cell table:style-name="ce81"/>
          <table:table-cell/>
          <table:table-cell table:style-name="ce91" office:value-type="string" calcext:value-type="string">
            <text:p>3. <text:span text:style-name="T13">國</text:span><text:span text:style-name="T9">        </text:span><text:span text:style-name="T2">中</text:span></text:p>
          </table:table-cell>
          <table:table-cell table:style-name="ce95" office:value-type="string" calcext:value-type="string">
            <text:p> <text:span text:style-name="T13">子女三</text:span></text:p>
          </table:table-cell>
          <table:table-cell table:style-name="ce99" table:formula="of:=[.H33]" office:value-type="float" office:value="12610" calcext:value-type="float">
            <text:p>$12,610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10" office:value-type="string" calcext:value-type="string" table:number-columns-spanned="1" table:number-rows-spanned="2">
            <text:p>小學五年級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11" calcext:value-type="float">
            <text:p>11 </text:p>
          </table:table-cell>
          <table:table-cell table:style-name="ce54" office:value-type="percentage" office:value="0.05" calcext:value-type="percentage">
            <text:p>5.00%</text:p>
          </table:table-cell>
          <table:table-cell table:style-name="ce62" table:formula="of:=[.F19]*(1+[.$E$20])" office:value-type="float" office:value="34034.175" calcext:value-type="float">
            <text:p>$34,034 </text:p>
          </table:table-cell>
          <table:table-cell table:style-name="ce62" table:formula="of:=[.G19]*(1+[.$E$20])" office:value-type="float" office:value="2187.91125" calcext:value-type="float">
            <text:p>$2,188 </text:p>
          </table:table-cell>
          <table:table-cell table:style-name="ce62" table:formula="of:=[.H19]*(1+[.$E$20])" office:value-type="float" office:value="2431.0125" calcext:value-type="float">
            <text:p>$2,431 </text:p>
          </table:table-cell>
          <table:table-cell table:style-name="ce62" table:formula="of:=SUM([.F20:.H20])" office:value-type="float" office:value="38653.09875" calcext:value-type="float">
            <text:p>$38,653 </text:p>
          </table:table-cell>
          <table:table-cell table:style-name="ce70" table:formula="of:=[.I20]+[.I21]" office:value-type="float" office:value="77306.1975" calcext:value-type="float" table:number-columns-spanned="1" table:number-rows-spanned="2">
            <text:p>$77,306 </text:p>
          </table:table-cell>
          <table:table-cell table:style-name="ce80" table:formula="of:=[.J20]/12" office:value-type="float" office:value="6442.183125" calcext:value-type="float" table:number-columns-spanned="1" table:number-rows-spanned="2">
            <text:p>$6,442 </text:p>
          </table:table-cell>
          <table:table-cell/>
          <table:table-cell table:style-name="ce91" office:value-type="string" calcext:value-type="string">
            <text:p>4. <text:span text:style-name="T13">高</text:span><text:span text:style-name="T9">  </text:span><text:span text:style-name="T2">中</text:span><text:span text:style-name="T9">  </text:span><text:span text:style-name="T2">職</text:span></text:p>
          </table:table-cell>
          <table:table-cell table:style-name="ce95" office:value-type="string" calcext:value-type="string">
            <text:p> <text:span text:style-name="T13">子女三</text:span></text:p>
          </table:table-cell>
          <table:table-cell table:style-name="ce99" table:formula="of:=[.H42]" office:value-type="float" office:value="211840" calcext:value-type="float">
            <text:p>$211,840 </text:p>
          </table:table-cell>
          <table:table-cell table:style-name="ce96" table:number-columns-repeated="1009"/>
        </table:table-row>
        <table:table-row table:style-name="ro2">
          <table:table-cell table:style-name="ce2"/>
          <table:covered-table-cell table:style-name="ce11"/>
          <table:table-cell table:style-name="ce31" office:value-type="string" calcext:value-type="string">
            <text:p>下學期</text:p>
          </table:table-cell>
          <table:table-cell table:style-name="ce45" office:value-type="float" office:value="11" calcext:value-type="float">
            <text:p>11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20]*(1+[.$E$21])" office:value-type="float" office:value="34034.175" calcext:value-type="float">
            <text:p>$34,034 </text:p>
          </table:table-cell>
          <table:table-cell table:style-name="ce63" table:formula="of:=[.G20]*(1+[.$E$21])" office:value-type="float" office:value="2187.91125" calcext:value-type="float">
            <text:p>$2,188 </text:p>
          </table:table-cell>
          <table:table-cell table:style-name="ce63" table:formula="of:=[.H20]*(1+[.$E$21])" office:value-type="float" office:value="2431.0125" calcext:value-type="float">
            <text:p>$2,431 </text:p>
          </table:table-cell>
          <table:table-cell table:style-name="ce63" table:formula="of:=SUM([.F21:.H21])" office:value-type="float" office:value="38653.09875" calcext:value-type="float">
            <text:p>$38,653 </text:p>
          </table:table-cell>
          <table:covered-table-cell table:style-name="ce63"/>
          <table:covered-table-cell table:style-name="ce81"/>
          <table:table-cell/>
          <table:table-cell table:style-name="ce91" office:value-type="string" calcext:value-type="string">
            <text:p>5. <text:span text:style-name="T13">補</text:span><text:span text:style-name="T9">        </text:span><text:span text:style-name="T2">習</text:span></text:p>
          </table:table-cell>
          <table:table-cell table:style-name="ce95" office:value-type="string" calcext:value-type="string">
            <text:p> <text:span text:style-name="T13">子女三</text:span></text:p>
          </table:table-cell>
          <table:table-cell table:style-name="ce99" table:formula="of:=[.H47]" office:value-type="float" office:value="71750" calcext:value-type="float">
            <text:p>$71,750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10" office:value-type="string" calcext:value-type="string" table:number-columns-spanned="1" table:number-rows-spanned="2">
            <text:p>小學六年級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12" calcext:value-type="float">
            <text:p>12 </text:p>
          </table:table-cell>
          <table:table-cell table:style-name="ce54" office:value-type="percentage" office:value="0.05" calcext:value-type="percentage">
            <text:p>5.00%</text:p>
          </table:table-cell>
          <table:table-cell table:style-name="ce62" table:formula="of:=[.F21]*(1+[.$E$22])" office:value-type="float" office:value="35735.88375" calcext:value-type="float">
            <text:p>$35,736 </text:p>
          </table:table-cell>
          <table:table-cell table:style-name="ce62" table:formula="of:=[.G21]*(1+[.$E$22])" office:value-type="float" office:value="2297.3068125" calcext:value-type="float">
            <text:p>$2,297 </text:p>
          </table:table-cell>
          <table:table-cell table:style-name="ce62" table:formula="of:=[.H21]*(1+[.$E$22])" office:value-type="float" office:value="2552.563125" calcext:value-type="float">
            <text:p>$2,553 </text:p>
          </table:table-cell>
          <table:table-cell table:style-name="ce62" table:formula="of:=SUM([.F22:.H22])" office:value-type="float" office:value="40585.7536875" calcext:value-type="float">
            <text:p>$40,586 </text:p>
          </table:table-cell>
          <table:table-cell table:style-name="ce70" table:formula="of:=[.I22]+[.I23]" office:value-type="float" office:value="81171.507375" calcext:value-type="float" table:number-columns-spanned="1" table:number-rows-spanned="2">
            <text:p>$81,172 </text:p>
          </table:table-cell>
          <table:table-cell table:style-name="ce80" table:formula="of:=[.J22]/12" office:value-type="float" office:value="6764.29228125" calcext:value-type="float" table:number-columns-spanned="1" table:number-rows-spanned="2">
            <text:p>$6,764 </text:p>
          </table:table-cell>
          <table:table-cell/>
          <table:table-cell table:style-name="ce91" office:value-type="string" calcext:value-type="string">
            <text:p>6. <text:span text:style-name="T13">大學專科</text:span></text:p>
          </table:table-cell>
          <table:table-cell table:style-name="ce95" office:value-type="string" calcext:value-type="string">
            <text:p> <text:span text:style-name="T13">子女三</text:span></text:p>
          </table:table-cell>
          <table:table-cell table:style-name="ce99" table:formula="of:=[.H64]" office:value-type="float" office:value="517215" calcext:value-type="float">
            <text:p>$517,215 </text:p>
          </table:table-cell>
          <table:table-cell table:style-name="ce96" table:number-columns-repeated="1009"/>
        </table:table-row>
        <table:table-row table:style-name="ro2">
          <table:table-cell table:style-name="ce2"/>
          <table:covered-table-cell table:style-name="ce11"/>
          <table:table-cell table:style-name="ce31" office:value-type="string" calcext:value-type="string">
            <text:p>下學期</text:p>
          </table:table-cell>
          <table:table-cell table:style-name="ce45" office:value-type="float" office:value="12" calcext:value-type="float">
            <text:p>12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22]*(1+[.$E$23])" office:value-type="float" office:value="35735.88375" calcext:value-type="float">
            <text:p>$35,736 </text:p>
          </table:table-cell>
          <table:table-cell table:style-name="ce63" table:formula="of:=[.G22]*(1+[.$E$23])" office:value-type="float" office:value="2297.3068125" calcext:value-type="float">
            <text:p>$2,297 </text:p>
          </table:table-cell>
          <table:table-cell table:style-name="ce63" table:formula="of:=[.H22]*(1+[.$E$23])" office:value-type="float" office:value="2552.563125" calcext:value-type="float">
            <text:p>$2,553 </text:p>
          </table:table-cell>
          <table:table-cell table:style-name="ce63" table:formula="of:=SUM([.F23:.H23])" office:value-type="float" office:value="40585.7536875" calcext:value-type="float">
            <text:p>$40,586 </text:p>
          </table:table-cell>
          <table:covered-table-cell table:style-name="ce63"/>
          <table:covered-table-cell table:style-name="ce81"/>
          <table:table-cell/>
          <table:table-cell table:style-name="ce91" office:value-type="string" calcext:value-type="string">
            <text:p>7. <text:span text:style-name="T13">研</text:span><text:span text:style-name="T9">  </text:span><text:span text:style-name="T2">究</text:span><text:span text:style-name="T9">  </text:span><text:span text:style-name="T2">所</text:span></text:p>
          </table:table-cell>
          <table:table-cell table:style-name="ce95" office:value-type="string" calcext:value-type="string">
            <text:p> <text:span text:style-name="T13">子女三</text:span></text:p>
          </table:table-cell>
          <table:table-cell table:style-name="ce99" table:formula="of:=[.H74]" office:value-type="float" office:value="229600" calcext:value-type="float">
            <text:p>$229,600 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style-name="ce12" table:number-columns-spanned="3" table:number-rows-spanned="1"/>
          <table:covered-table-cell table:number-columns-repeated="2" table:style-name="ce32"/>
          <table:table-cell table:style-name="ce56" office:value-type="string" calcext:value-type="string">
            <text:p>六年合計：</text:p>
          </table:table-cell>
          <table:table-cell table:style-name="ce64" table:formula="of:=SUM([.F12:.F23])" office:value-type="float" office:value="380907.1175" calcext:value-type="float">
            <text:p>$380,907 </text:p>
          </table:table-cell>
          <table:table-cell table:style-name="ce64" table:formula="of:=SUM([.G12:.G23])" office:value-type="float" office:value="24486.886125" calcext:value-type="float">
            <text:p>$24,487 </text:p>
          </table:table-cell>
          <table:table-cell table:style-name="ce64" table:formula="of:=SUM([.H12:.H23])" office:value-type="float" office:value="27207.65125" calcext:value-type="float">
            <text:p>$27,208 </text:p>
          </table:table-cell>
          <table:table-cell table:style-name="ce64" table:formula="of:=SUM([.I12:.I23])" office:value-type="float" office:value="432601.654875" calcext:value-type="float">
            <text:p>$432,602 </text:p>
          </table:table-cell>
          <table:table-cell table:style-name="ce64" table:formula="of:=SUM([.J12:.J23])" office:value-type="float" office:value="432601.654875" calcext:value-type="float">
            <text:p>$432,602 </text:p>
          </table:table-cell>
          <table:table-cell table:style-name="ce82" table:formula="of:=SUM([.K12:.K23])" office:value-type="float" office:value="36050.13790625" calcext:value-type="float">
            <text:p>$36,050 </text:p>
          </table:table-cell>
          <table:table-cell/>
          <table:table-cell table:style-name="ce91" office:value-type="string" calcext:value-type="string">
            <text:p><text:s/></text:p>
          </table:table-cell>
          <table:table-cell table:style-name="ce95" office:value-type="string" calcext:value-type="string">
            <text:p><text:s/></text:p>
          </table:table-cell>
          <table:table-cell table:style-name="ce99" office:value-type="string" calcext:value-type="string">
            <text:p><text:s/></text:p>
          </table:table-cell>
          <table:table-cell table:style-name="ce96"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92"/>
          <table:table-cell table:style-name="ce96" table:number-columns-repeated="1011"/>
        </table:table-row>
        <table:table-row table:style-name="ro2">
          <table:table-cell table:style-name="ce2"/>
          <table:table-cell table:style-name="ce5" office:value-type="string" calcext:value-type="string">
            <text:p>項<text:span text:style-name="T1">       </text:span><text:span text:style-name="T2">目</text:span></text:p>
          </table:table-cell>
          <table:table-cell table:style-name="ce25" office:value-type="string" calcext:value-type="string">
            <text:p>學<text:span text:style-name="T1">  </text:span><text:span text:style-name="T2">期</text:span></text:p>
          </table:table-cell>
          <table:table-cell table:style-name="ce39" office:value-type="string" calcext:value-type="string">
            <text:p>年齡</text:p>
          </table:table-cell>
          <table:table-cell table:style-name="ce49" office:value-type="string" calcext:value-type="string">
            <text:p>學費上漲率</text:p>
          </table:table-cell>
          <table:table-cell table:style-name="ce57" office:value-type="string" calcext:value-type="string">
            <text:p>子女一學費</text:p>
          </table:table-cell>
          <table:table-cell table:style-name="ce57" office:value-type="string" calcext:value-type="string">
            <text:p>子女二學費</text:p>
          </table:table-cell>
          <table:table-cell table:style-name="ce57" office:value-type="string" calcext:value-type="string">
            <text:p>子女三學費</text:p>
          </table:table-cell>
          <table:table-cell table:style-name="ce57" office:value-type="string" calcext:value-type="string">
            <text:p>小計</text:p>
          </table:table-cell>
          <table:table-cell table:style-name="ce57" office:value-type="string" calcext:value-type="string">
            <text:p>年準備金</text:p>
          </table:table-cell>
          <table:table-cell table:style-name="ce75" office:value-type="string" calcext:value-type="string">
            <text:p>每月需儲蓄</text:p>
          </table:table-cell>
          <table:table-cell/>
          <table:table-cell table:style-name="ce92"/>
          <table:table-cell table:style-name="ce96" table:number-columns-repeated="1011"/>
        </table:table-row>
        <table:table-row table:style-name="ro2">
          <table:table-cell table:style-name="ce2"/>
          <table:table-cell table:style-name="ce6" office:value-type="string" calcext:value-type="string" table:number-columns-spanned="1" table:number-rows-spanned="2">
            <text:p>國中一年級</text:p>
          </table:table-cell>
          <table:table-cell table:style-name="ce26" office:value-type="string" calcext:value-type="string">
            <text:p>上學期</text:p>
          </table:table-cell>
          <table:table-cell table:style-name="ce40" office:value-type="float" office:value="13" calcext:value-type="float">
            <text:p>13 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58" office:value-type="float" office:value="30000" calcext:value-type="float">
            <text:p>$30,000 </text:p>
          </table:table-cell>
          <table:table-cell table:style-name="ce58" office:value-type="float" office:value="1600" calcext:value-type="float">
            <text:p>$1,600 </text:p>
          </table:table-cell>
          <table:table-cell table:style-name="ce58" office:value-type="float" office:value="2000" calcext:value-type="float">
            <text:p>$2,000 </text:p>
          </table:table-cell>
          <table:table-cell table:style-name="ce58" table:formula="of:=SUM([.F27:.H27])" office:value-type="float" office:value="33600" calcext:value-type="float">
            <text:p>$33,600 </text:p>
          </table:table-cell>
          <table:table-cell table:style-name="ce69" table:formula="of:=[.I27]+[.I28]" office:value-type="float" office:value="67200" calcext:value-type="float" table:number-columns-spanned="1" table:number-rows-spanned="2">
            <text:p>$67,200 </text:p>
          </table:table-cell>
          <table:table-cell table:style-name="ce76" table:formula="of:=[.J27]/12" office:value-type="float" office:value="5600" calcext:value-type="float" table:number-columns-spanned="1" table:number-rows-spanned="2">
            <text:p>$5,600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7"/>
          <table:table-cell table:style-name="ce27" office:value-type="string" calcext:value-type="string">
            <text:p>下學期</text:p>
          </table:table-cell>
          <table:table-cell table:style-name="ce41" office:value-type="float" office:value="13" calcext:value-type="float">
            <text:p>13 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59" table:formula="of:=[.F27]*(1+[.$E$28])" office:value-type="float" office:value="30000" calcext:value-type="float">
            <text:p>$30,000 </text:p>
          </table:table-cell>
          <table:table-cell table:style-name="ce59" table:formula="of:=[.G27]*(1+[.$E$28])" office:value-type="float" office:value="1600" calcext:value-type="float">
            <text:p>$1,600 </text:p>
          </table:table-cell>
          <table:table-cell table:style-name="ce59" table:formula="of:=[.H27]*(1+[.$E$28])" office:value-type="float" office:value="2000" calcext:value-type="float">
            <text:p>$2,000 </text:p>
          </table:table-cell>
          <table:table-cell table:style-name="ce59" table:formula="of:=SUM([.F28:.H28])" office:value-type="float" office:value="33600" calcext:value-type="float">
            <text:p>$33,600 </text:p>
          </table:table-cell>
          <table:covered-table-cell table:style-name="ce59"/>
          <table:covered-table-cell table:style-name="ce77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6" office:value-type="string" calcext:value-type="string" table:number-columns-spanned="1" table:number-rows-spanned="2">
            <text:p>國中二年級</text:p>
          </table:table-cell>
          <table:table-cell table:style-name="ce26" office:value-type="string" calcext:value-type="string">
            <text:p>上學期</text:p>
          </table:table-cell>
          <table:table-cell table:style-name="ce40" office:value-type="float" office:value="14" calcext:value-type="float">
            <text:p>14 </text:p>
          </table:table-cell>
          <table:table-cell table:style-name="ce50" office:value-type="percentage" office:value="0.05" calcext:value-type="percentage">
            <text:p>5.00%</text:p>
          </table:table-cell>
          <table:table-cell table:style-name="ce58" table:formula="of:=[.F28]*(1+[.$E$29])" office:value-type="float" office:value="31500" calcext:value-type="float">
            <text:p>$31,500 </text:p>
          </table:table-cell>
          <table:table-cell table:style-name="ce58" table:formula="of:=[.G28]*(1+[.$E$29])" office:value-type="float" office:value="1680" calcext:value-type="float">
            <text:p>$1,680 </text:p>
          </table:table-cell>
          <table:table-cell table:style-name="ce58" table:formula="of:=[.H28]*(1+[.$E$29])" office:value-type="float" office:value="2100" calcext:value-type="float">
            <text:p>$2,100 </text:p>
          </table:table-cell>
          <table:table-cell table:style-name="ce58" table:formula="of:=SUM([.F29:.H29])" office:value-type="float" office:value="35280" calcext:value-type="float">
            <text:p>$35,280 </text:p>
          </table:table-cell>
          <table:table-cell table:style-name="ce69" table:formula="of:=[.I29]+[.I30]" office:value-type="float" office:value="70560" calcext:value-type="float" table:number-columns-spanned="1" table:number-rows-spanned="2">
            <text:p>$70,560 </text:p>
          </table:table-cell>
          <table:table-cell table:style-name="ce76" table:formula="of:=[.J29]/12" office:value-type="float" office:value="5880" calcext:value-type="float" table:number-columns-spanned="1" table:number-rows-spanned="2">
            <text:p>$5,880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7"/>
          <table:table-cell table:style-name="ce27" office:value-type="string" calcext:value-type="string">
            <text:p>下學期</text:p>
          </table:table-cell>
          <table:table-cell table:style-name="ce41" office:value-type="float" office:value="14" calcext:value-type="float">
            <text:p>14 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59" table:formula="of:=[.F29]*(1+[.$E$30])" office:value-type="float" office:value="31500" calcext:value-type="float">
            <text:p>$31,500 </text:p>
          </table:table-cell>
          <table:table-cell table:style-name="ce59" table:formula="of:=[.G29]*(1+[.$E$30])" office:value-type="float" office:value="1680" calcext:value-type="float">
            <text:p>$1,680 </text:p>
          </table:table-cell>
          <table:table-cell table:style-name="ce59" table:formula="of:=[.H29]*(1+[.$E$30])" office:value-type="float" office:value="2100" calcext:value-type="float">
            <text:p>$2,100 </text:p>
          </table:table-cell>
          <table:table-cell table:style-name="ce59" table:formula="of:=SUM([.F30:.H30])" office:value-type="float" office:value="35280" calcext:value-type="float">
            <text:p>$35,280 </text:p>
          </table:table-cell>
          <table:covered-table-cell table:style-name="ce59"/>
          <table:covered-table-cell table:style-name="ce77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6" office:value-type="string" calcext:value-type="string" table:number-columns-spanned="1" table:number-rows-spanned="2">
            <text:p>國中三年級</text:p>
          </table:table-cell>
          <table:table-cell table:style-name="ce26" office:value-type="string" calcext:value-type="string">
            <text:p>上學期</text:p>
          </table:table-cell>
          <table:table-cell table:style-name="ce40" office:value-type="float" office:value="15" calcext:value-type="float">
            <text:p>15 </text:p>
          </table:table-cell>
          <table:table-cell table:style-name="ce50" office:value-type="percentage" office:value="0.05" calcext:value-type="percentage">
            <text:p>5.00%</text:p>
          </table:table-cell>
          <table:table-cell table:style-name="ce58" table:formula="of:=[.F30]*(1+[.$E$31])" office:value-type="float" office:value="33075" calcext:value-type="float">
            <text:p>$33,075 </text:p>
          </table:table-cell>
          <table:table-cell table:style-name="ce58" table:formula="of:=[.G30]*(1+[.$E$31])" office:value-type="float" office:value="1764" calcext:value-type="float">
            <text:p>$1,764 </text:p>
          </table:table-cell>
          <table:table-cell table:style-name="ce58" table:formula="of:=[.H30]*(1+[.$E$31])" office:value-type="float" office:value="2205" calcext:value-type="float">
            <text:p>$2,205 </text:p>
          </table:table-cell>
          <table:table-cell table:style-name="ce58" table:formula="of:=SUM([.F31:.H31])" office:value-type="float" office:value="37044" calcext:value-type="float">
            <text:p>$37,044 </text:p>
          </table:table-cell>
          <table:table-cell table:style-name="ce69" table:formula="of:=[.I31]+[.I32]" office:value-type="float" office:value="74088" calcext:value-type="float" table:number-columns-spanned="1" table:number-rows-spanned="2">
            <text:p>$74,088 </text:p>
          </table:table-cell>
          <table:table-cell table:style-name="ce76" table:formula="of:=[.J31]/12" office:value-type="float" office:value="6174" calcext:value-type="float" table:number-columns-spanned="1" table:number-rows-spanned="2">
            <text:p>$6,174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7"/>
          <table:table-cell table:style-name="ce27" office:value-type="string" calcext:value-type="string">
            <text:p>下學期</text:p>
          </table:table-cell>
          <table:table-cell table:style-name="ce41" office:value-type="float" office:value="15" calcext:value-type="float">
            <text:p>15 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59" table:formula="of:=[.F31]*(1+[.$E$32])" office:value-type="float" office:value="33075" calcext:value-type="float">
            <text:p>$33,075 </text:p>
          </table:table-cell>
          <table:table-cell table:style-name="ce59" table:formula="of:=[.G31]*(1+[.$E$32])" office:value-type="float" office:value="1764" calcext:value-type="float">
            <text:p>$1,764 </text:p>
          </table:table-cell>
          <table:table-cell table:style-name="ce59" table:formula="of:=[.H31]*(1+[.$E$32])" office:value-type="float" office:value="2205" calcext:value-type="float">
            <text:p>$2,205 </text:p>
          </table:table-cell>
          <table:table-cell table:style-name="ce59" table:formula="of:=SUM([.F32:.H32])" office:value-type="float" office:value="37044" calcext:value-type="float">
            <text:p>$37,044 </text:p>
          </table:table-cell>
          <table:covered-table-cell table:style-name="ce59"/>
          <table:covered-table-cell table:style-name="ce77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8" table:number-columns-spanned="3" table:number-rows-spanned="1"/>
          <table:covered-table-cell table:number-columns-repeated="2" table:style-name="ce33"/>
          <table:table-cell table:style-name="ce52" office:value-type="string" calcext:value-type="string">
            <text:p>三年合計：</text:p>
          </table:table-cell>
          <table:table-cell table:style-name="ce60" table:formula="of:=SUM([.F27:.F32])" office:value-type="float" office:value="189150" calcext:value-type="float">
            <text:p>$189,150 </text:p>
          </table:table-cell>
          <table:table-cell table:style-name="ce60" table:formula="of:=SUM([.G27:.G32])" office:value-type="float" office:value="10088" calcext:value-type="float">
            <text:p>$10,088 </text:p>
          </table:table-cell>
          <table:table-cell table:style-name="ce60" table:formula="of:=SUM([.H27:.H32])" office:value-type="float" office:value="12610" calcext:value-type="float">
            <text:p>$12,610 </text:p>
          </table:table-cell>
          <table:table-cell table:style-name="ce60" table:formula="of:=SUM([.I27:.I32])" office:value-type="float" office:value="211848" calcext:value-type="float">
            <text:p>$211,848 </text:p>
          </table:table-cell>
          <table:table-cell table:style-name="ce60" table:formula="of:=SUM([.J27:.J32])" office:value-type="float" office:value="211848" calcext:value-type="float">
            <text:p>$211,848 </text:p>
          </table:table-cell>
          <table:table-cell table:style-name="ce78" table:formula="of:=SUM([.K27:.K32])" office:value-type="float" office:value="17654" calcext:value-type="float">
            <text:p>$17,654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9" office:value-type="string" calcext:value-type="string">
            <text:p>項<text:span text:style-name="T1">       </text:span><text:span text:style-name="T2">目</text:span></text:p>
          </table:table-cell>
          <table:table-cell table:style-name="ce29" office:value-type="string" calcext:value-type="string">
            <text:p>學<text:span text:style-name="T1">  </text:span><text:span text:style-name="T2">期</text:span></text:p>
          </table:table-cell>
          <table:table-cell table:style-name="ce43" office:value-type="string" calcext:value-type="string">
            <text:p>年齡</text:p>
          </table:table-cell>
          <table:table-cell table:style-name="ce53" office:value-type="string" calcext:value-type="string">
            <text:p>學費上漲率</text:p>
          </table:table-cell>
          <table:table-cell table:style-name="ce61" office:value-type="string" calcext:value-type="string">
            <text:p>子女一學費</text:p>
          </table:table-cell>
          <table:table-cell table:style-name="ce61" office:value-type="string" calcext:value-type="string">
            <text:p>子女二學費</text:p>
          </table:table-cell>
          <table:table-cell table:style-name="ce61" office:value-type="string" calcext:value-type="string">
            <text:p>子女三學費</text:p>
          </table:table-cell>
          <table:table-cell table:style-name="ce61" office:value-type="string" calcext:value-type="string">
            <text:p>小計</text:p>
          </table:table-cell>
          <table:table-cell table:style-name="ce61" office:value-type="string" calcext:value-type="string">
            <text:p>年準備金</text:p>
          </table:table-cell>
          <table:table-cell table:style-name="ce79" office:value-type="string" calcext:value-type="string">
            <text:p>每月需儲蓄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3" office:value-type="string" calcext:value-type="string" table:number-columns-spanned="1" table:number-rows-spanned="2">
            <text:p>高中職一年級<text:span text:style-name="T3">(</text:span><text:span text:style-name="T4">五專一年級</text:span><text:span text:style-name="T5">)</text:span>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16" calcext:value-type="float">
            <text:p>16 </text:p>
          </table:table-cell>
          <table:table-cell table:style-name="ce54" office:value-type="percentage" office:value="0" calcext:value-type="percentage">
            <text:p>0.00%</text:p>
          </table:table-cell>
          <table:table-cell table:style-name="ce62" office:value-type="float" office:value="3600" calcext:value-type="float">
            <text:p>$3,600 </text:p>
          </table:table-cell>
          <table:table-cell table:style-name="ce62" office:value-type="float" office:value="30000" calcext:value-type="float">
            <text:p>$30,000 </text:p>
          </table:table-cell>
          <table:table-cell table:style-name="ce62" office:value-type="float" office:value="32000" calcext:value-type="float">
            <text:p>$32,000 </text:p>
          </table:table-cell>
          <table:table-cell table:style-name="ce62" table:formula="of:=SUM([.F36:.H36])" office:value-type="float" office:value="65600" calcext:value-type="float">
            <text:p>$65,600 </text:p>
          </table:table-cell>
          <table:table-cell table:style-name="ce70" table:formula="of:=[.I36]+[.I37]" office:value-type="float" office:value="131200" calcext:value-type="float" table:number-columns-spanned="1" table:number-rows-spanned="2">
            <text:p>$131,200 </text:p>
          </table:table-cell>
          <table:table-cell table:style-name="ce80" table:formula="of:=[.J36]/12" office:value-type="float" office:value="10933.3333333333" calcext:value-type="float" table:number-columns-spanned="1" table:number-rows-spanned="2">
            <text:p>$10,933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4"/>
          <table:table-cell table:style-name="ce31" office:value-type="string" calcext:value-type="string">
            <text:p>下學期</text:p>
          </table:table-cell>
          <table:table-cell table:style-name="ce45" office:value-type="float" office:value="16" calcext:value-type="float">
            <text:p>16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36]*(1+[.$E$37])" office:value-type="float" office:value="3600" calcext:value-type="float">
            <text:p>$3,600 </text:p>
          </table:table-cell>
          <table:table-cell table:style-name="ce63" table:formula="of:=[.G36]*(1+[.$E$37])" office:value-type="float" office:value="30000" calcext:value-type="float">
            <text:p>$30,000 </text:p>
          </table:table-cell>
          <table:table-cell table:style-name="ce63" table:formula="of:=[.H36]*(1+[.$E$37])" office:value-type="float" office:value="32000" calcext:value-type="float">
            <text:p>$32,000 </text:p>
          </table:table-cell>
          <table:table-cell table:style-name="ce63" table:formula="of:=SUM([.F37:.H37])" office:value-type="float" office:value="65600" calcext:value-type="float">
            <text:p>$65,600 </text:p>
          </table:table-cell>
          <table:covered-table-cell table:style-name="ce63"/>
          <table:covered-table-cell table:style-name="ce81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3" office:value-type="string" calcext:value-type="string" table:number-columns-spanned="1" table:number-rows-spanned="2">
            <text:p>高中職二年級<text:span text:style-name="T3">(</text:span><text:span text:style-name="T4">五專二年級</text:span><text:span text:style-name="T5">)</text:span>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17" calcext:value-type="float">
            <text:p>17 </text:p>
          </table:table-cell>
          <table:table-cell table:style-name="ce54" office:value-type="percentage" office:value="0.1" calcext:value-type="percentage">
            <text:p>10.00%</text:p>
          </table:table-cell>
          <table:table-cell table:style-name="ce62" table:formula="of:=[.F37]*(1+[.$E$38])" office:value-type="float" office:value="3960" calcext:value-type="float">
            <text:p>$3,960 </text:p>
          </table:table-cell>
          <table:table-cell table:style-name="ce62" table:formula="of:=[.G37]*(1+[.$E$38])" office:value-type="float" office:value="33000" calcext:value-type="float">
            <text:p>$33,000 </text:p>
          </table:table-cell>
          <table:table-cell table:style-name="ce62" table:formula="of:=[.H37]*(1+[.$E$38])" office:value-type="float" office:value="35200" calcext:value-type="float">
            <text:p>$35,200 </text:p>
          </table:table-cell>
          <table:table-cell table:style-name="ce62" table:formula="of:=SUM([.F38:.H38])" office:value-type="float" office:value="72160" calcext:value-type="float">
            <text:p>$72,160 </text:p>
          </table:table-cell>
          <table:table-cell table:style-name="ce70" table:formula="of:=[.I38]+[.I39]" office:value-type="float" office:value="144320" calcext:value-type="float" table:number-columns-spanned="1" table:number-rows-spanned="2">
            <text:p>$144,320 </text:p>
          </table:table-cell>
          <table:table-cell table:style-name="ce80" table:formula="of:=[.J38]/12" office:value-type="float" office:value="12026.6666666667" calcext:value-type="float" table:number-columns-spanned="1" table:number-rows-spanned="2">
            <text:p>$12,027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4"/>
          <table:table-cell table:style-name="ce31" office:value-type="string" calcext:value-type="string">
            <text:p>下學期</text:p>
          </table:table-cell>
          <table:table-cell table:style-name="ce45" office:value-type="float" office:value="17" calcext:value-type="float">
            <text:p>17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38]*(1+[.$E$39])" office:value-type="float" office:value="3960" calcext:value-type="float">
            <text:p>$3,960 </text:p>
          </table:table-cell>
          <table:table-cell table:style-name="ce63" table:formula="of:=[.G38]*(1+[.$E$39])" office:value-type="float" office:value="33000" calcext:value-type="float">
            <text:p>$33,000 </text:p>
          </table:table-cell>
          <table:table-cell table:style-name="ce63" table:formula="of:=[.H38]*(1+[.$E$39])" office:value-type="float" office:value="35200" calcext:value-type="float">
            <text:p>$35,200 </text:p>
          </table:table-cell>
          <table:table-cell table:style-name="ce63" table:formula="of:=SUM([.F39:.H39])" office:value-type="float" office:value="72160" calcext:value-type="float">
            <text:p>$72,160 </text:p>
          </table:table-cell>
          <table:covered-table-cell table:style-name="ce63"/>
          <table:covered-table-cell table:style-name="ce81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3" office:value-type="string" calcext:value-type="string" table:number-columns-spanned="1" table:number-rows-spanned="2">
            <text:p>高中職三年級<text:span text:style-name="T3">(</text:span><text:span text:style-name="T4">五專三年級</text:span><text:span text:style-name="T5">)</text:span>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18" calcext:value-type="float">
            <text:p>18 </text:p>
          </table:table-cell>
          <table:table-cell table:style-name="ce54" office:value-type="percentage" office:value="0.1" calcext:value-type="percentage">
            <text:p>10.00%</text:p>
          </table:table-cell>
          <table:table-cell table:style-name="ce62" table:formula="of:=[.F39]*(1+[.$E$40])" office:value-type="float" office:value="4356" calcext:value-type="float">
            <text:p>$4,356 </text:p>
          </table:table-cell>
          <table:table-cell table:style-name="ce62" table:formula="of:=[.G39]*(1+[.$E$40])" office:value-type="float" office:value="36300" calcext:value-type="float">
            <text:p>$36,300 </text:p>
          </table:table-cell>
          <table:table-cell table:style-name="ce62" table:formula="of:=[.H39]*(1+[.$E$40])" office:value-type="float" office:value="38720" calcext:value-type="float">
            <text:p>$38,720 </text:p>
          </table:table-cell>
          <table:table-cell table:style-name="ce62" table:formula="of:=SUM([.F40:.H40])" office:value-type="float" office:value="79376" calcext:value-type="float">
            <text:p>$79,376 </text:p>
          </table:table-cell>
          <table:table-cell table:style-name="ce70" table:formula="of:=[.I40]+[.I41]" office:value-type="float" office:value="158752" calcext:value-type="float" table:number-columns-spanned="1" table:number-rows-spanned="2">
            <text:p>$158,752 </text:p>
          </table:table-cell>
          <table:table-cell table:style-name="ce80" table:formula="of:=[.J40]/12" office:value-type="float" office:value="13229.3333333333" calcext:value-type="float" table:number-columns-spanned="1" table:number-rows-spanned="2">
            <text:p>$13,229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4"/>
          <table:table-cell table:style-name="ce31" office:value-type="string" calcext:value-type="string">
            <text:p>下學期</text:p>
          </table:table-cell>
          <table:table-cell table:style-name="ce45" office:value-type="float" office:value="18" calcext:value-type="float">
            <text:p>18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40]*(1+[.$E$41])" office:value-type="float" office:value="4356" calcext:value-type="float">
            <text:p>$4,356 </text:p>
          </table:table-cell>
          <table:table-cell table:style-name="ce63" table:formula="of:=[.G40]*(1+[.$E$41])" office:value-type="float" office:value="36300" calcext:value-type="float">
            <text:p>$36,300 </text:p>
          </table:table-cell>
          <table:table-cell table:style-name="ce63" table:formula="of:=[.H40]*(1+[.$E$41])" office:value-type="float" office:value="38720" calcext:value-type="float">
            <text:p>$38,720 </text:p>
          </table:table-cell>
          <table:table-cell table:style-name="ce63" table:formula="of:=SUM([.F41:.H41])" office:value-type="float" office:value="79376" calcext:value-type="float">
            <text:p>$79,376 </text:p>
          </table:table-cell>
          <table:covered-table-cell table:style-name="ce63"/>
          <table:covered-table-cell table:style-name="ce81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2" table:number-columns-spanned="3" table:number-rows-spanned="1"/>
          <table:covered-table-cell table:number-columns-repeated="2" table:style-name="ce32"/>
          <table:table-cell table:style-name="ce56" office:value-type="string" calcext:value-type="string">
            <text:p>三年合計：</text:p>
          </table:table-cell>
          <table:table-cell table:style-name="ce64" table:formula="of:=SUM([.F36:.F41])" office:value-type="float" office:value="23832" calcext:value-type="float">
            <text:p>$23,832 </text:p>
          </table:table-cell>
          <table:table-cell table:style-name="ce64" table:formula="of:=SUM([.G36:.G41])" office:value-type="float" office:value="198600" calcext:value-type="float">
            <text:p>$198,600 </text:p>
          </table:table-cell>
          <table:table-cell table:style-name="ce64" table:formula="of:=SUM([.H36:.H41])" office:value-type="float" office:value="211840" calcext:value-type="float">
            <text:p>$211,840 </text:p>
          </table:table-cell>
          <table:table-cell table:style-name="ce64" table:formula="of:=SUM([.I36:.I41])" office:value-type="float" office:value="434272" calcext:value-type="float">
            <text:p>$434,272 </text:p>
          </table:table-cell>
          <table:table-cell table:style-name="ce64" table:formula="of:=SUM([.J36:.J41])" office:value-type="float" office:value="434272" calcext:value-type="float">
            <text:p>$434,272 </text:p>
          </table:table-cell>
          <table:table-cell table:style-name="ce82" table:formula="of:=SUM([.K36:.K41])" office:value-type="float" office:value="36189.3333333333" calcext:value-type="float">
            <text:p>$36,189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1">
          <table:table-cell table:style-name="ce2"/>
          <table:table-cell table:number-columns-repeated="11"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項<text:span text:style-name="T1">       </text:span><text:span text:style-name="T2">目</text:span></text:p>
          </table:table-cell>
          <table:table-cell table:style-name="ce25" office:value-type="string" calcext:value-type="string">
            <text:p>學<text:span text:style-name="T1">  </text:span><text:span text:style-name="T2">期</text:span></text:p>
          </table:table-cell>
          <table:table-cell table:style-name="ce39" office:value-type="string" calcext:value-type="string">
            <text:p>年齡</text:p>
          </table:table-cell>
          <table:table-cell table:style-name="ce49" office:value-type="string" calcext:value-type="string">
            <text:p>學費上漲率</text:p>
          </table:table-cell>
          <table:table-cell table:style-name="ce57" office:value-type="string" calcext:value-type="string">
            <text:p>子女一學費</text:p>
          </table:table-cell>
          <table:table-cell table:style-name="ce57" office:value-type="string" calcext:value-type="string">
            <text:p>子女二學費</text:p>
          </table:table-cell>
          <table:table-cell table:style-name="ce57" office:value-type="string" calcext:value-type="string">
            <text:p>子女三學費</text:p>
          </table:table-cell>
          <table:table-cell table:style-name="ce57" office:value-type="string" calcext:value-type="string">
            <text:p>小計</text:p>
          </table:table-cell>
          <table:table-cell table:style-name="ce57" office:value-type="string" calcext:value-type="string">
            <text:p>年準備金</text:p>
          </table:table-cell>
          <table:table-cell table:style-name="ce75" office:value-type="string" calcext:value-type="string">
            <text:p>每月需儲蓄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5" office:value-type="string" calcext:value-type="string" table:number-columns-spanned="1" table:number-rows-spanned="2">
            <text:p>補習</text:p>
          </table:table-cell>
          <table:table-cell table:style-name="ce26" office:value-type="string" calcext:value-type="string">
            <text:p>上學期</text:p>
          </table:table-cell>
          <table:table-cell table:style-name="ce40" office:value-type="float" office:value="18" calcext:value-type="float">
            <text:p>18 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58" office:value-type="float" office:value="0" calcext:value-type="float">
            <text:p>$0 </text:p>
          </table:table-cell>
          <table:table-cell table:style-name="ce58" office:value-type="float" office:value="30000" calcext:value-type="float">
            <text:p>$30,000 </text:p>
          </table:table-cell>
          <table:table-cell table:style-name="ce58" office:value-type="float" office:value="35000" calcext:value-type="float">
            <text:p>$35,000 </text:p>
          </table:table-cell>
          <table:table-cell table:style-name="ce58" table:formula="of:=SUM([.F45:.H45])" office:value-type="float" office:value="65000" calcext:value-type="float">
            <text:p>$65,000 </text:p>
          </table:table-cell>
          <table:table-cell table:style-name="ce69" table:formula="of:=[.I45]+[.I46]" office:value-type="float" office:value="133250" calcext:value-type="float" table:number-columns-spanned="1" table:number-rows-spanned="2">
            <text:p>$133,250 </text:p>
          </table:table-cell>
          <table:table-cell table:style-name="ce76" table:formula="of:=[.J45]/12" office:value-type="float" office:value="11104.1666666667" calcext:value-type="float" table:number-columns-spanned="1" table:number-rows-spanned="2">
            <text:p>$11,104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6"/>
          <table:table-cell table:style-name="ce27" office:value-type="string" calcext:value-type="string">
            <text:p>下學期</text:p>
          </table:table-cell>
          <table:table-cell table:style-name="ce41" office:value-type="float" office:value="18" calcext:value-type="float">
            <text:p>18 </text:p>
          </table:table-cell>
          <table:table-cell table:style-name="ce51" office:value-type="percentage" office:value="0.05" calcext:value-type="percentage">
            <text:p>5.00%</text:p>
          </table:table-cell>
          <table:table-cell table:style-name="ce59" table:formula="of:=[.F45]*(1+[.$E$46])" office:value-type="float" office:value="0" calcext:value-type="float">
            <text:p>$0 </text:p>
          </table:table-cell>
          <table:table-cell table:style-name="ce59" table:formula="of:=[.G45]*(1+[.$E$46])" office:value-type="float" office:value="31500" calcext:value-type="float">
            <text:p>$31,500 </text:p>
          </table:table-cell>
          <table:table-cell table:style-name="ce59" table:formula="of:=[.H45]*(1+[.$E$46])" office:value-type="float" office:value="36750" calcext:value-type="float">
            <text:p>$36,750 </text:p>
          </table:table-cell>
          <table:table-cell table:style-name="ce59" table:formula="of:=SUM([.F46:.H46])" office:value-type="float" office:value="68250" calcext:value-type="float">
            <text:p>$68,250 </text:p>
          </table:table-cell>
          <table:covered-table-cell table:style-name="ce59"/>
          <table:covered-table-cell table:style-name="ce77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8" table:number-columns-spanned="3" table:number-rows-spanned="1"/>
          <table:covered-table-cell table:number-columns-repeated="2" table:style-name="ce33"/>
          <table:table-cell table:style-name="ce52" office:value-type="string" calcext:value-type="string">
            <text:p>一年合計：</text:p>
          </table:table-cell>
          <table:table-cell table:style-name="ce60" table:formula="of:=SUM([.F44:.F46])" office:value-type="float" office:value="0" calcext:value-type="float">
            <text:p>$0 </text:p>
          </table:table-cell>
          <table:table-cell table:style-name="ce60" table:formula="of:=SUM([.G44:.G46])" office:value-type="float" office:value="61500" calcext:value-type="float">
            <text:p>$61,500 </text:p>
          </table:table-cell>
          <table:table-cell table:style-name="ce60" table:formula="of:=SUM([.H44:.H46])" office:value-type="float" office:value="71750" calcext:value-type="float">
            <text:p>$71,750 </text:p>
          </table:table-cell>
          <table:table-cell table:style-name="ce60" table:formula="of:=SUM([.I44:.I46])" office:value-type="float" office:value="133250" calcext:value-type="float">
            <text:p>$133,250 </text:p>
          </table:table-cell>
          <table:table-cell table:style-name="ce60" table:formula="of:=SUM([.J44:.J46])" office:value-type="float" office:value="133250" calcext:value-type="float">
            <text:p>$133,250 </text:p>
          </table:table-cell>
          <table:table-cell table:style-name="ce78" table:formula="of:=SUM([.K44:.K46])" office:value-type="float" office:value="11104.1666666667" calcext:value-type="float">
            <text:p>$11,104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3">
          <table:table-cell table:style-name="ce2"/>
          <table:table-cell table:number-columns-repeated="11"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9" office:value-type="string" calcext:value-type="string">
            <text:p>項<text:span text:style-name="T1">       </text:span><text:span text:style-name="T2">目</text:span></text:p>
          </table:table-cell>
          <table:table-cell table:style-name="ce29" office:value-type="string" calcext:value-type="string">
            <text:p>學<text:span text:style-name="T1">  </text:span><text:span text:style-name="T2">期</text:span></text:p>
          </table:table-cell>
          <table:table-cell table:style-name="ce43" office:value-type="string" calcext:value-type="string">
            <text:p>年齡</text:p>
          </table:table-cell>
          <table:table-cell table:style-name="ce53" office:value-type="string" calcext:value-type="string">
            <text:p>學費上漲率</text:p>
          </table:table-cell>
          <table:table-cell table:style-name="ce61" office:value-type="string" calcext:value-type="string">
            <text:p>子女一學費</text:p>
          </table:table-cell>
          <table:table-cell table:style-name="ce61" office:value-type="string" calcext:value-type="string">
            <text:p>子女二學費</text:p>
          </table:table-cell>
          <table:table-cell table:style-name="ce61" office:value-type="string" calcext:value-type="string">
            <text:p>子女三學費</text:p>
          </table:table-cell>
          <table:table-cell table:style-name="ce61" office:value-type="string" calcext:value-type="string">
            <text:p>小計</text:p>
          </table:table-cell>
          <table:table-cell table:style-name="ce61" office:value-type="string" calcext:value-type="string">
            <text:p>年準備金</text:p>
          </table:table-cell>
          <table:table-cell table:style-name="ce79" office:value-type="string" calcext:value-type="string">
            <text:p>每月需儲蓄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0" office:value-type="string" calcext:value-type="string" table:number-columns-spanned="1" table:number-rows-spanned="2">
            <text:p>大學一年級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19" calcext:value-type="float">
            <text:p>19 </text:p>
          </table:table-cell>
          <table:table-cell table:style-name="ce54" office:value-type="percentage" office:value="0" calcext:value-type="percentage">
            <text:p>0.00%</text:p>
          </table:table-cell>
          <table:table-cell table:style-name="ce62" office:value-type="float" office:value="20000" calcext:value-type="float">
            <text:p>$20,000 </text:p>
          </table:table-cell>
          <table:table-cell table:style-name="ce62" office:value-type="float" office:value="55000" calcext:value-type="float">
            <text:p>$55,000 </text:p>
          </table:table-cell>
          <table:table-cell table:style-name="ce62" office:value-type="float" office:value="60000" calcext:value-type="float">
            <text:p>$60,000 </text:p>
          </table:table-cell>
          <table:table-cell table:style-name="ce62" table:formula="of:=SUM([.F50:.H50])" office:value-type="float" office:value="135000" calcext:value-type="float">
            <text:p>$135,000 </text:p>
          </table:table-cell>
          <table:table-cell table:style-name="ce70" table:formula="of:=[.I50]+[.I51]" office:value-type="float" office:value="270000" calcext:value-type="float" table:number-columns-spanned="1" table:number-rows-spanned="2">
            <text:p>$270,000 </text:p>
          </table:table-cell>
          <table:table-cell table:style-name="ce80" table:formula="of:=[.J50]/12" office:value-type="float" office:value="22500" calcext:value-type="float" table:number-columns-spanned="1" table:number-rows-spanned="2">
            <text:p>$22,500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1"/>
          <table:table-cell table:style-name="ce31" office:value-type="string" calcext:value-type="string">
            <text:p>下學期</text:p>
          </table:table-cell>
          <table:table-cell table:style-name="ce45" office:value-type="float" office:value="19" calcext:value-type="float">
            <text:p>19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50]*(1+[.$E$51])" office:value-type="float" office:value="20000" calcext:value-type="float">
            <text:p>$20,000 </text:p>
          </table:table-cell>
          <table:table-cell table:style-name="ce63" table:formula="of:=[.G50]*(1+[.$E$51])" office:value-type="float" office:value="55000" calcext:value-type="float">
            <text:p>$55,000 </text:p>
          </table:table-cell>
          <table:table-cell table:style-name="ce63" table:formula="of:=[.H50]*(1+[.$E$51])" office:value-type="float" office:value="60000" calcext:value-type="float">
            <text:p>$60,000 </text:p>
          </table:table-cell>
          <table:table-cell table:style-name="ce63" table:formula="of:=SUM([.F51:.H51])" office:value-type="float" office:value="135000" calcext:value-type="float">
            <text:p>$135,000 </text:p>
          </table:table-cell>
          <table:covered-table-cell table:style-name="ce63"/>
          <table:covered-table-cell table:style-name="ce81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0" office:value-type="string" calcext:value-type="string" table:number-columns-spanned="1" table:number-rows-spanned="2">
            <text:p>大學二年級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20" calcext:value-type="float">
            <text:p>20 </text:p>
          </table:table-cell>
          <table:table-cell table:style-name="ce54" office:value-type="percentage" office:value="0.05" calcext:value-type="percentage">
            <text:p>5.00%</text:p>
          </table:table-cell>
          <table:table-cell table:style-name="ce62" table:formula="of:=[.F51]*(1+[.$E$52])" office:value-type="float" office:value="21000" calcext:value-type="float">
            <text:p>$21,000 </text:p>
          </table:table-cell>
          <table:table-cell table:style-name="ce62" table:formula="of:=[.G51]*(1+[.$E$52])" office:value-type="float" office:value="57750" calcext:value-type="float">
            <text:p>$57,750 </text:p>
          </table:table-cell>
          <table:table-cell table:style-name="ce62" table:formula="of:=[.H51]*(1+[.$E$52])" office:value-type="float" office:value="63000" calcext:value-type="float">
            <text:p>$63,000 </text:p>
          </table:table-cell>
          <table:table-cell table:style-name="ce62" table:formula="of:=SUM([.F52:.H52])" office:value-type="float" office:value="141750" calcext:value-type="float">
            <text:p>$141,750 </text:p>
          </table:table-cell>
          <table:table-cell table:style-name="ce70" table:formula="of:=[.I52]+[.I53]" office:value-type="float" office:value="283500" calcext:value-type="float" table:number-columns-spanned="1" table:number-rows-spanned="2">
            <text:p>$283,500 </text:p>
          </table:table-cell>
          <table:table-cell table:style-name="ce80" table:formula="of:=[.J52]/12" office:value-type="float" office:value="23625" calcext:value-type="float" table:number-columns-spanned="1" table:number-rows-spanned="2">
            <text:p>$23,625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1"/>
          <table:table-cell table:style-name="ce31" office:value-type="string" calcext:value-type="string">
            <text:p>下學期</text:p>
          </table:table-cell>
          <table:table-cell table:style-name="ce45" office:value-type="float" office:value="20" calcext:value-type="float">
            <text:p>20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52]*(1+[.$E$53])" office:value-type="float" office:value="21000" calcext:value-type="float">
            <text:p>$21,000 </text:p>
          </table:table-cell>
          <table:table-cell table:style-name="ce63" table:formula="of:=[.G52]*(1+[.$E$53])" office:value-type="float" office:value="57750" calcext:value-type="float">
            <text:p>$57,750 </text:p>
          </table:table-cell>
          <table:table-cell table:style-name="ce63" table:formula="of:=[.H52]*(1+[.$E$53])" office:value-type="float" office:value="63000" calcext:value-type="float">
            <text:p>$63,000 </text:p>
          </table:table-cell>
          <table:table-cell table:style-name="ce63" table:formula="of:=SUM([.F53:.H53])" office:value-type="float" office:value="141750" calcext:value-type="float">
            <text:p>$141,750 </text:p>
          </table:table-cell>
          <table:covered-table-cell table:style-name="ce63"/>
          <table:covered-table-cell table:style-name="ce81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0" office:value-type="string" calcext:value-type="string" table:number-columns-spanned="1" table:number-rows-spanned="2">
            <text:p>大學三年級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21" calcext:value-type="float">
            <text:p>21 </text:p>
          </table:table-cell>
          <table:table-cell table:style-name="ce54" office:value-type="percentage" office:value="0.05" calcext:value-type="percentage">
            <text:p>5.00%</text:p>
          </table:table-cell>
          <table:table-cell table:style-name="ce62" table:formula="of:=[.F53]*(1+[.$E$54])" office:value-type="float" office:value="22050" calcext:value-type="float">
            <text:p>$22,050 </text:p>
          </table:table-cell>
          <table:table-cell table:style-name="ce62" table:formula="of:=[.G53]*(1+[.$E$54])" office:value-type="float" office:value="60637.5" calcext:value-type="float">
            <text:p>$60,638 </text:p>
          </table:table-cell>
          <table:table-cell table:style-name="ce62" table:formula="of:=[.H53]*(1+[.$E$54])" office:value-type="float" office:value="66150" calcext:value-type="float">
            <text:p>$66,150 </text:p>
          </table:table-cell>
          <table:table-cell table:style-name="ce62" table:formula="of:=SUM([.F54:.H54])" office:value-type="float" office:value="148837.5" calcext:value-type="float">
            <text:p>$148,838 </text:p>
          </table:table-cell>
          <table:table-cell table:style-name="ce70" table:formula="of:=[.I54]+[.I55]" office:value-type="float" office:value="297675" calcext:value-type="float" table:number-columns-spanned="1" table:number-rows-spanned="2">
            <text:p>$297,675 </text:p>
          </table:table-cell>
          <table:table-cell table:style-name="ce80" table:formula="of:=[.J54]/12" office:value-type="float" office:value="24806.25" calcext:value-type="float" table:number-columns-spanned="1" table:number-rows-spanned="2">
            <text:p>$24,806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1"/>
          <table:table-cell table:style-name="ce31" office:value-type="string" calcext:value-type="string">
            <text:p>下學期</text:p>
          </table:table-cell>
          <table:table-cell table:style-name="ce45" office:value-type="float" office:value="21" calcext:value-type="float">
            <text:p>21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54]*(1+[.$E$55])" office:value-type="float" office:value="22050" calcext:value-type="float">
            <text:p>$22,050 </text:p>
          </table:table-cell>
          <table:table-cell table:style-name="ce63" table:formula="of:=[.G54]*(1+[.$E$55])" office:value-type="float" office:value="60637.5" calcext:value-type="float">
            <text:p>$60,638 </text:p>
          </table:table-cell>
          <table:table-cell table:style-name="ce63" table:formula="of:=[.H54]*(1+[.$E$55])" office:value-type="float" office:value="66150" calcext:value-type="float">
            <text:p>$66,150 </text:p>
          </table:table-cell>
          <table:table-cell table:style-name="ce63" table:formula="of:=SUM([.F55:.H55])" office:value-type="float" office:value="148837.5" calcext:value-type="float">
            <text:p>$148,838 </text:p>
          </table:table-cell>
          <table:covered-table-cell table:style-name="ce63"/>
          <table:covered-table-cell table:style-name="ce81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0" office:value-type="string" calcext:value-type="string" table:number-columns-spanned="1" table:number-rows-spanned="2">
            <text:p>大學四年級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22" calcext:value-type="float">
            <text:p>22 </text:p>
          </table:table-cell>
          <table:table-cell table:style-name="ce54" office:value-type="percentage" office:value="0.05" calcext:value-type="percentage">
            <text:p>5.00%</text:p>
          </table:table-cell>
          <table:table-cell table:style-name="ce62" table:formula="of:=[.F55]*(1+[.$E$56])" office:value-type="float" office:value="23152.5" calcext:value-type="float">
            <text:p>$23,153 </text:p>
          </table:table-cell>
          <table:table-cell table:style-name="ce62" table:formula="of:=[.G55]*(1+[.$E$56])" office:value-type="float" office:value="63669.375" calcext:value-type="float">
            <text:p>$63,669 </text:p>
          </table:table-cell>
          <table:table-cell table:style-name="ce62" table:formula="of:=[.H55]*(1+[.$E$56])" office:value-type="float" office:value="69457.5" calcext:value-type="float">
            <text:p>$69,458 </text:p>
          </table:table-cell>
          <table:table-cell table:style-name="ce62" table:formula="of:=SUM([.F56:.H56])" office:value-type="float" office:value="156279.375" calcext:value-type="float">
            <text:p>$156,279 </text:p>
          </table:table-cell>
          <table:table-cell table:style-name="ce70" table:formula="of:=[.I56]+[.I57]" office:value-type="float" office:value="312558.75" calcext:value-type="float" table:number-columns-spanned="1" table:number-rows-spanned="2">
            <text:p>$312,559 </text:p>
          </table:table-cell>
          <table:table-cell table:style-name="ce80" table:formula="of:=[.J56]/12" office:value-type="float" office:value="26046.5625" calcext:value-type="float" table:number-columns-spanned="1" table:number-rows-spanned="2">
            <text:p>$26,047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1"/>
          <table:table-cell table:style-name="ce31" office:value-type="string" calcext:value-type="string">
            <text:p>下學期</text:p>
          </table:table-cell>
          <table:table-cell table:style-name="ce45" office:value-type="float" office:value="22" calcext:value-type="float">
            <text:p>22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56]*(1+[.$E$57])" office:value-type="float" office:value="23152.5" calcext:value-type="float">
            <text:p>$23,153 </text:p>
          </table:table-cell>
          <table:table-cell table:style-name="ce63" table:formula="of:=[.G56]*(1+[.$E$57])" office:value-type="float" office:value="63669.375" calcext:value-type="float">
            <text:p>$63,669 </text:p>
          </table:table-cell>
          <table:table-cell table:style-name="ce63" table:formula="of:=[.H56]*(1+[.$E$57])" office:value-type="float" office:value="69457.5" calcext:value-type="float">
            <text:p>$69,458 </text:p>
          </table:table-cell>
          <table:table-cell table:style-name="ce63" table:formula="of:=SUM([.F57:.H57])" office:value-type="float" office:value="156279.375" calcext:value-type="float">
            <text:p>$156,279 </text:p>
          </table:table-cell>
          <table:covered-table-cell table:style-name="ce63"/>
          <table:covered-table-cell table:style-name="ce81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7" office:value-type="string" calcext:value-type="string" table:number-columns-spanned="1" table:number-rows-spanned="2">
            <text:p>大學五年級<text:span text:style-name="T6"> (</text:span><text:span text:style-name="T7">醫科或夜間部</text:span><text:span text:style-name="T8">)</text:span>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23" calcext:value-type="float">
            <text:p>23 </text:p>
          </table:table-cell>
          <table:table-cell table:style-name="ce54" office:value-type="percentage" office:value="0.05" calcext:value-type="percentage">
            <text:p>5.00%</text:p>
          </table:table-cell>
          <table:table-cell table:number-columns-repeated="3" table:style-name="ce62" office:value-type="float" office:value="0" calcext:value-type="float">
            <text:p>$0 </text:p>
          </table:table-cell>
          <table:table-cell table:style-name="ce62" table:formula="of:=SUM([.F58:.H58])" office:value-type="float" office:value="0" calcext:value-type="float">
            <text:p>$0 </text:p>
          </table:table-cell>
          <table:table-cell table:style-name="ce70" table:formula="of:=[.I58]+[.I59]" office:value-type="float" office:value="0" calcext:value-type="float" table:number-columns-spanned="1" table:number-rows-spanned="2">
            <text:p>$0 </text:p>
          </table:table-cell>
          <table:table-cell table:style-name="ce80" table:formula="of:=[.J58]/12" office:value-type="float" office:value="0" calcext:value-type="float" table:number-columns-spanned="1" table:number-rows-spanned="2">
            <text:p>$0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8"/>
          <table:table-cell table:style-name="ce31" office:value-type="string" calcext:value-type="string">
            <text:p>下學期</text:p>
          </table:table-cell>
          <table:table-cell table:style-name="ce45" office:value-type="float" office:value="23" calcext:value-type="float">
            <text:p>23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58]*(1+[.$E$59])" office:value-type="float" office:value="0" calcext:value-type="float">
            <text:p>$0 </text:p>
          </table:table-cell>
          <table:table-cell table:style-name="ce63" table:formula="of:=[.G58]*(1+[.$E$59])" office:value-type="float" office:value="0" calcext:value-type="float">
            <text:p>$0 </text:p>
          </table:table-cell>
          <table:table-cell table:style-name="ce63" table:formula="of:=[.H58]*(1+[.$E$59])" office:value-type="float" office:value="0" calcext:value-type="float">
            <text:p>$0 </text:p>
          </table:table-cell>
          <table:table-cell table:style-name="ce63" table:formula="of:=SUM([.F59:.H59])" office:value-type="float" office:value="0" calcext:value-type="float">
            <text:p>$0 </text:p>
          </table:table-cell>
          <table:covered-table-cell table:style-name="ce63"/>
          <table:covered-table-cell table:style-name="ce81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9" office:value-type="string" calcext:value-type="string" table:number-columns-spanned="1" table:number-rows-spanned="2">
            <text:p>大學六年級<text:span text:style-name="T1">(</text:span><text:span text:style-name="T2">醫科</text:span><text:span text:style-name="T9">)</text:span>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24" calcext:value-type="float">
            <text:p>24 </text:p>
          </table:table-cell>
          <table:table-cell table:style-name="ce54" office:value-type="percentage" office:value="0.05" calcext:value-type="percentage">
            <text:p>5.00%</text:p>
          </table:table-cell>
          <table:table-cell table:style-name="ce62" table:formula="of:=[.F59]*(1+[.$E$60])" office:value-type="float" office:value="0" calcext:value-type="float">
            <text:p>$0 </text:p>
          </table:table-cell>
          <table:table-cell table:style-name="ce62" table:formula="of:=[.G59]*(1+[.$E$60])" office:value-type="float" office:value="0" calcext:value-type="float">
            <text:p>$0 </text:p>
          </table:table-cell>
          <table:table-cell table:style-name="ce62" table:formula="of:=[.H59]*(1+[.$E$60])" office:value-type="float" office:value="0" calcext:value-type="float">
            <text:p>$0 </text:p>
          </table:table-cell>
          <table:table-cell table:style-name="ce62" table:formula="of:=SUM([.F60:.H60])" office:value-type="float" office:value="0" calcext:value-type="float">
            <text:p>$0 </text:p>
          </table:table-cell>
          <table:table-cell table:style-name="ce70" table:formula="of:=[.I60]+[.I61]" office:value-type="float" office:value="0" calcext:value-type="float" table:number-columns-spanned="1" table:number-rows-spanned="2">
            <text:p>$0 </text:p>
          </table:table-cell>
          <table:table-cell table:style-name="ce80" table:formula="of:=[.J60]/12" office:value-type="float" office:value="0" calcext:value-type="float" table:number-columns-spanned="1" table:number-rows-spanned="2">
            <text:p>$0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20"/>
          <table:table-cell table:style-name="ce31" office:value-type="string" calcext:value-type="string">
            <text:p>下學期</text:p>
          </table:table-cell>
          <table:table-cell table:style-name="ce45" office:value-type="float" office:value="24" calcext:value-type="float">
            <text:p>24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60]*(1+[.$E$61])" office:value-type="float" office:value="0" calcext:value-type="float">
            <text:p>$0 </text:p>
          </table:table-cell>
          <table:table-cell table:style-name="ce63" table:formula="of:=[.G60]*(1+[.$E$61])" office:value-type="float" office:value="0" calcext:value-type="float">
            <text:p>$0 </text:p>
          </table:table-cell>
          <table:table-cell table:style-name="ce63" table:formula="of:=[.H60]*(1+[.$E$61])" office:value-type="float" office:value="0" calcext:value-type="float">
            <text:p>$0 </text:p>
          </table:table-cell>
          <table:table-cell table:style-name="ce63" table:formula="of:=SUM([.F61:.H61])" office:value-type="float" office:value="0" calcext:value-type="float">
            <text:p>$0 </text:p>
          </table:table-cell>
          <table:covered-table-cell table:style-name="ce63"/>
          <table:covered-table-cell table:style-name="ce81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9" office:value-type="string" calcext:value-type="string" table:number-columns-spanned="1" table:number-rows-spanned="2">
            <text:p>大學七年級<text:span text:style-name="T1">(</text:span><text:span text:style-name="T2">醫科</text:span><text:span text:style-name="T9">)</text:span></text:p>
          </table:table-cell>
          <table:table-cell table:style-name="ce30" office:value-type="string" calcext:value-type="string">
            <text:p>上學期</text:p>
          </table:table-cell>
          <table:table-cell table:style-name="ce44" office:value-type="float" office:value="25" calcext:value-type="float">
            <text:p>25 </text:p>
          </table:table-cell>
          <table:table-cell table:style-name="ce54" office:value-type="percentage" office:value="0.05" calcext:value-type="percentage">
            <text:p>5.00%</text:p>
          </table:table-cell>
          <table:table-cell table:style-name="ce62" table:formula="of:=[.F61]*(1+[.$E$62])" office:value-type="float" office:value="0" calcext:value-type="float">
            <text:p>$0 </text:p>
          </table:table-cell>
          <table:table-cell table:style-name="ce62" table:formula="of:=[.G61]*(1+[.$E$62])" office:value-type="float" office:value="0" calcext:value-type="float">
            <text:p>$0 </text:p>
          </table:table-cell>
          <table:table-cell table:style-name="ce62" table:formula="of:=[.H61]*(1+[.$E$62])" office:value-type="float" office:value="0" calcext:value-type="float">
            <text:p>$0 </text:p>
          </table:table-cell>
          <table:table-cell table:style-name="ce62" table:formula="of:=SUM([.F62:.H62])" office:value-type="float" office:value="0" calcext:value-type="float">
            <text:p>$0 </text:p>
          </table:table-cell>
          <table:table-cell table:style-name="ce70" table:formula="of:=[.I62]+[.I63]" office:value-type="float" office:value="0" calcext:value-type="float" table:number-columns-spanned="1" table:number-rows-spanned="2">
            <text:p>$0 </text:p>
          </table:table-cell>
          <table:table-cell table:style-name="ce80" table:formula="of:=[.J62]/12" office:value-type="float" office:value="0" calcext:value-type="float" table:number-columns-spanned="1" table:number-rows-spanned="2">
            <text:p>$0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20"/>
          <table:table-cell table:style-name="ce31" office:value-type="string" calcext:value-type="string">
            <text:p>下學期</text:p>
          </table:table-cell>
          <table:table-cell table:style-name="ce45" office:value-type="float" office:value="25" calcext:value-type="float">
            <text:p>25 </text:p>
          </table:table-cell>
          <table:table-cell table:style-name="ce55" office:value-type="percentage" office:value="0" calcext:value-type="percentage">
            <text:p>0.00%</text:p>
          </table:table-cell>
          <table:table-cell table:style-name="ce63" table:formula="of:=[.F62]*(1+[.$E$63])" office:value-type="float" office:value="0" calcext:value-type="float">
            <text:p>$0 </text:p>
          </table:table-cell>
          <table:table-cell table:style-name="ce63" table:formula="of:=[.G62]*(1+[.$E$63])" office:value-type="float" office:value="0" calcext:value-type="float">
            <text:p>$0 </text:p>
          </table:table-cell>
          <table:table-cell table:style-name="ce63" table:formula="of:=[.H62]*(1+[.$E$63])" office:value-type="float" office:value="0" calcext:value-type="float">
            <text:p>$0 </text:p>
          </table:table-cell>
          <table:table-cell table:style-name="ce63" table:formula="of:=SUM([.F63:.H63])" office:value-type="float" office:value="0" calcext:value-type="float">
            <text:p>$0 </text:p>
          </table:table-cell>
          <table:covered-table-cell table:style-name="ce63"/>
          <table:covered-table-cell table:style-name="ce81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2" table:number-columns-spanned="3" table:number-rows-spanned="1"/>
          <table:covered-table-cell table:number-columns-repeated="2" table:style-name="ce32"/>
          <table:table-cell table:style-name="ce56" office:value-type="string" calcext:value-type="string">
            <text:p>六年合計：</text:p>
          </table:table-cell>
          <table:table-cell table:style-name="ce64" table:formula="of:=SUM([.F50:.F61])" office:value-type="float" office:value="172405" calcext:value-type="float">
            <text:p>$172,405 </text:p>
          </table:table-cell>
          <table:table-cell table:style-name="ce64" table:formula="of:=SUM([.G50:.G61])" office:value-type="float" office:value="474113.75" calcext:value-type="float">
            <text:p>$474,114 </text:p>
          </table:table-cell>
          <table:table-cell table:style-name="ce64" table:formula="of:=SUM([.H50:.H61])" office:value-type="float" office:value="517215" calcext:value-type="float">
            <text:p>$517,215 </text:p>
          </table:table-cell>
          <table:table-cell table:style-name="ce64" table:formula="of:=SUM([.I50:.I61])" office:value-type="float" office:value="1163733.75" calcext:value-type="float">
            <text:p>$1,163,734 </text:p>
          </table:table-cell>
          <table:table-cell table:style-name="ce64" table:formula="of:=SUM([.J50:.J61])" office:value-type="float" office:value="1163733.75" calcext:value-type="float">
            <text:p>$1,163,734 </text:p>
          </table:table-cell>
          <table:table-cell table:style-name="ce82" table:formula="of:=SUM([.K50:.K61])" office:value-type="float" office:value="96977.8125" calcext:value-type="float">
            <text:p>$96,978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4">
          <table:table-cell table:style-name="ce3"/>
          <table:table-cell table:style-name="ce21" office:value-type="string" calcext:value-type="string" table:number-columns-spanned="4" table:number-rows-spanned="1">
            <text:p>合<text:span text:style-name="T10"> </text:span><text:span text:style-name="T11">計</text:span><text:span text:style-name="T12"> </text:span><text:span text:style-name="T11">項</text:span><text:span text:style-name="T12"> </text:span><text:span text:style-name="T11">目</text:span></text:p>
          </table:table-cell>
          <table:covered-table-cell table:number-columns-repeated="3" table:style-name="ce34"/>
          <table:table-cell table:style-name="ce34" office:value-type="string" calcext:value-type="string">
            <text:p>子女一</text:p>
          </table:table-cell>
          <table:table-cell table:style-name="ce34" office:value-type="string" calcext:value-type="string">
            <text:p>子女二</text:p>
          </table:table-cell>
          <table:table-cell table:style-name="ce34" office:value-type="string" calcext:value-type="string">
            <text:p>子女三</text:p>
          </table:table-cell>
          <table:table-cell table:style-name="ce34" office:value-type="string" calcext:value-type="string">
            <text:p>總計</text:p>
          </table:table-cell>
          <table:table-cell table:style-name="ce71" office:value-type="string" calcext:value-type="string">
            <text:p>栽培年數</text:p>
          </table:table-cell>
          <table:table-cell table:style-name="ce83" office:value-type="string" calcext:value-type="string">
            <text:p>平均年支出</text:p>
          </table:table-cell>
          <table:table-cell table:style-name="ce88"/>
          <table:table-cell table:style-name="ce93"/>
          <table:table-cell table:style-name="ce97"/>
          <table:table-cell table:style-name="ce88"/>
          <table:table-cell table:style-name="ce102" table:number-columns-repeated="1009"/>
        </table:table-row>
        <table:table-row table:style-name="ro4">
          <table:table-cell table:style-name="ce2"/>
          <table:table-cell table:style-name="ce22" office:value-type="string" calcext:value-type="string" table:number-columns-spanned="4" table:number-rows-spanned="1">
            <text:p>至大學階段的子女教育學費總花費</text:p>
          </table:table-cell>
          <table:covered-table-cell table:number-columns-repeated="3" table:style-name="ce35"/>
          <table:table-cell table:style-name="ce65" table:formula="of:=+[.F9]+[.F24]+[.F33]+[.F42]+[.F47]+[.F64]" office:value-type="float" office:value="916094.1175" calcext:value-type="float">
            <text:p>$916,094 </text:p>
          </table:table-cell>
          <table:table-cell table:style-name="ce65" table:formula="of:=+[.G9]+[.G24]+[.G33]+[.G42]+[.G47]+[.G64]" office:value-type="float" office:value="927788.636125" calcext:value-type="float">
            <text:p>$927,789 </text:p>
          </table:table-cell>
          <table:table-cell table:style-name="ce65" table:formula="of:=+[.H9]+[.H24]+[.H33]+[.H42]+[.H47]+[.H64]" office:value-type="float" office:value="1009822.65125" calcext:value-type="float">
            <text:p>$1,009,823 </text:p>
          </table:table-cell>
          <table:table-cell table:style-name="ce67" table:formula="of:=SUM([.F67:.H67])" office:value-type="float" office:value="2853705.404875" calcext:value-type="float">
            <text:p>$2,853,705 </text:p>
          </table:table-cell>
          <table:table-cell table:style-name="ce72" office:value-type="float" office:value="18" calcext:value-type="float">
            <text:p>$18 </text:p>
          </table:table-cell>
          <table:table-cell table:style-name="ce84" table:formula="of:=[.I67]/[.J67]" office:value-type="float" office:value="158539.189159722" calcext:value-type="float">
            <text:p>$158,539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項<text:span text:style-name="T1">       </text:span><text:span text:style-name="T2">目</text:span></text:p>
          </table:table-cell>
          <table:table-cell table:style-name="ce25" office:value-type="string" calcext:value-type="string">
            <text:p>學<text:span text:style-name="T1">  </text:span><text:span text:style-name="T2">期</text:span></text:p>
          </table:table-cell>
          <table:table-cell table:style-name="ce39" office:value-type="string" calcext:value-type="string">
            <text:p>年齡</text:p>
          </table:table-cell>
          <table:table-cell table:style-name="ce49" office:value-type="string" calcext:value-type="string">
            <text:p>學費上漲率</text:p>
          </table:table-cell>
          <table:table-cell table:style-name="ce57" office:value-type="string" calcext:value-type="string">
            <text:p>子女一學費</text:p>
          </table:table-cell>
          <table:table-cell table:style-name="ce57" office:value-type="string" calcext:value-type="string">
            <text:p>子女二學費</text:p>
          </table:table-cell>
          <table:table-cell table:style-name="ce57" office:value-type="string" calcext:value-type="string">
            <text:p>子女三學費</text:p>
          </table:table-cell>
          <table:table-cell table:style-name="ce57" office:value-type="string" calcext:value-type="string">
            <text:p>小計</text:p>
          </table:table-cell>
          <table:table-cell table:style-name="ce57" office:value-type="string" calcext:value-type="string">
            <text:p>年準備金</text:p>
          </table:table-cell>
          <table:table-cell table:style-name="ce75" office:value-type="string" calcext:value-type="string">
            <text:p>每月需儲蓄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5" office:value-type="string" calcext:value-type="string" table:number-columns-spanned="1" table:number-rows-spanned="2">
            <text:p>研究所一年<text:span text:style-name="T3">(</text:span><text:span text:style-name="T4">或國外留學</text:span><text:span text:style-name="T5">)</text:span></text:p>
          </table:table-cell>
          <table:table-cell table:style-name="ce26" office:value-type="string" calcext:value-type="string">
            <text:p>上學期</text:p>
          </table:table-cell>
          <table:table-cell table:style-name="ce46" office:value-type="string" calcext:value-type="string">
            <text:p><text:s/>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58" office:value-type="float" office:value="24000" calcext:value-type="float">
            <text:p>$24,000 </text:p>
          </table:table-cell>
          <table:table-cell table:style-name="ce58" office:value-type="float" office:value="52000" calcext:value-type="float">
            <text:p>$52,000 </text:p>
          </table:table-cell>
          <table:table-cell table:style-name="ce58" office:value-type="float" office:value="56000" calcext:value-type="float">
            <text:p>$56,000 </text:p>
          </table:table-cell>
          <table:table-cell table:style-name="ce58" table:formula="of:=SUM([.F70:.H70])" office:value-type="float" office:value="132000" calcext:value-type="float">
            <text:p>$132,000 </text:p>
          </table:table-cell>
          <table:table-cell table:style-name="ce69" table:formula="of:=[.I70]+[.I71]" office:value-type="float" office:value="264000" calcext:value-type="float" table:number-columns-spanned="1" table:number-rows-spanned="2">
            <text:p>$264,000 </text:p>
          </table:table-cell>
          <table:table-cell table:style-name="ce76" table:formula="of:=[.J70]/12" office:value-type="float" office:value="22000" calcext:value-type="float" table:number-columns-spanned="1" table:number-rows-spanned="2">
            <text:p>$22,000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6"/>
          <table:table-cell table:style-name="ce27" office:value-type="string" calcext:value-type="string">
            <text:p>下學期</text:p>
          </table:table-cell>
          <table:table-cell table:style-name="ce47" office:value-type="string" calcext:value-type="string">
            <text:p><text:s/>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59" table:formula="of:=[.F70]*(1+[.$E$71])" office:value-type="float" office:value="24000" calcext:value-type="float">
            <text:p>$24,000 </text:p>
          </table:table-cell>
          <table:table-cell table:style-name="ce59" table:formula="of:=[.G70]*(1+[.$E$71])" office:value-type="float" office:value="52000" calcext:value-type="float">
            <text:p>$52,000 </text:p>
          </table:table-cell>
          <table:table-cell table:style-name="ce59" table:formula="of:=[.H70]*(1+[.$E$71])" office:value-type="float" office:value="56000" calcext:value-type="float">
            <text:p>$56,000 </text:p>
          </table:table-cell>
          <table:table-cell table:style-name="ce59" table:formula="of:=SUM([.F71:.H71])" office:value-type="float" office:value="132000" calcext:value-type="float">
            <text:p>$132,000 </text:p>
          </table:table-cell>
          <table:covered-table-cell table:style-name="ce59"/>
          <table:covered-table-cell table:style-name="ce77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15" office:value-type="string" calcext:value-type="string" table:number-columns-spanned="1" table:number-rows-spanned="2">
            <text:p>研究所二年<text:span text:style-name="T3">(</text:span><text:span text:style-name="T4">或國外留學</text:span><text:span text:style-name="T5">)</text:span></text:p>
          </table:table-cell>
          <table:table-cell table:style-name="ce26" office:value-type="string" calcext:value-type="string">
            <text:p>上學期</text:p>
          </table:table-cell>
          <table:table-cell table:style-name="ce46" office:value-type="string" calcext:value-type="string">
            <text:p><text:s/></text:p>
          </table:table-cell>
          <table:table-cell table:style-name="ce50" office:value-type="percentage" office:value="0.05" calcext:value-type="percentage">
            <text:p>5.00%</text:p>
          </table:table-cell>
          <table:table-cell table:style-name="ce58" table:formula="of:=[.F71]*(1+[.$E$72])" office:value-type="float" office:value="25200" calcext:value-type="float">
            <text:p>$25,200 </text:p>
          </table:table-cell>
          <table:table-cell table:style-name="ce58" table:formula="of:=[.G71]*(1+[.$E$72])" office:value-type="float" office:value="54600" calcext:value-type="float">
            <text:p>$54,600 </text:p>
          </table:table-cell>
          <table:table-cell table:style-name="ce58" table:formula="of:=[.H71]*(1+[.$E$72])" office:value-type="float" office:value="58800" calcext:value-type="float">
            <text:p>$58,800 </text:p>
          </table:table-cell>
          <table:table-cell table:style-name="ce58" table:formula="of:=SUM([.F72:.H72])" office:value-type="float" office:value="138600" calcext:value-type="float">
            <text:p>$138,600 </text:p>
          </table:table-cell>
          <table:table-cell table:style-name="ce69" table:formula="of:=[.I72]+[.I73]" office:value-type="float" office:value="277200" calcext:value-type="float" table:number-columns-spanned="1" table:number-rows-spanned="2">
            <text:p>$277,200 </text:p>
          </table:table-cell>
          <table:table-cell table:style-name="ce76" table:formula="of:=[.J72]/12" office:value-type="float" office:value="23100" calcext:value-type="float" table:number-columns-spanned="1" table:number-rows-spanned="2">
            <text:p>$23,100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covered-table-cell table:style-name="ce16"/>
          <table:table-cell table:style-name="ce27" office:value-type="string" calcext:value-type="string">
            <text:p>下學期</text:p>
          </table:table-cell>
          <table:table-cell table:style-name="ce47" office:value-type="string" calcext:value-type="string">
            <text:p><text:s/>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59" table:formula="of:=[.F72]*(1+[.$E$73])" office:value-type="float" office:value="25200" calcext:value-type="float">
            <text:p>$25,200 </text:p>
          </table:table-cell>
          <table:table-cell table:style-name="ce59" table:formula="of:=[.G72]*(1+[.$E$73])" office:value-type="float" office:value="54600" calcext:value-type="float">
            <text:p>$54,600 </text:p>
          </table:table-cell>
          <table:table-cell table:style-name="ce59" table:formula="of:=[.H72]*(1+[.$E$73])" office:value-type="float" office:value="58800" calcext:value-type="float">
            <text:p>$58,800 </text:p>
          </table:table-cell>
          <table:table-cell table:style-name="ce59" table:formula="of:=SUM([.F73:.H73])" office:value-type="float" office:value="138600" calcext:value-type="float">
            <text:p>$138,600 </text:p>
          </table:table-cell>
          <table:covered-table-cell table:style-name="ce59"/>
          <table:covered-table-cell table:style-name="ce77"/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style-name="ce8" table:number-columns-spanned="3" table:number-rows-spanned="1"/>
          <table:covered-table-cell table:number-columns-repeated="2" table:style-name="ce33"/>
          <table:table-cell table:style-name="ce52" office:value-type="string" calcext:value-type="string">
            <text:p>二年合計：</text:p>
          </table:table-cell>
          <table:table-cell table:style-name="ce60" table:formula="of:=SUM([.F68:.F73])" office:value-type="float" office:value="98400" calcext:value-type="float">
            <text:p>$98,400 </text:p>
          </table:table-cell>
          <table:table-cell table:style-name="ce60" table:formula="of:=SUM([.G68:.G73])" office:value-type="float" office:value="213200" calcext:value-type="float">
            <text:p>$213,200 </text:p>
          </table:table-cell>
          <table:table-cell table:style-name="ce60" table:formula="of:=SUM([.H68:.H73])" office:value-type="float" office:value="229600" calcext:value-type="float">
            <text:p>$229,600 </text:p>
          </table:table-cell>
          <table:table-cell table:style-name="ce60" table:formula="of:=SUM([.I68:.I73])" office:value-type="float" office:value="541200" calcext:value-type="float">
            <text:p>$541,200 </text:p>
          </table:table-cell>
          <table:table-cell table:style-name="ce60" table:formula="of:=SUM([.J68:.J73])" office:value-type="float" office:value="541200" calcext:value-type="float">
            <text:p>$541,200 </text:p>
          </table:table-cell>
          <table:table-cell table:style-name="ce78" table:formula="of:=SUM([.K68:.K73])" office:value-type="float" office:value="45100" calcext:value-type="float">
            <text:p>$45,100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4">
          <table:table-cell table:style-name="ce2"/>
          <table:table-cell table:style-name="ce23" office:value-type="string" calcext:value-type="string" table:number-columns-spanned="4" table:number-rows-spanned="1">
            <text:p>合<text:span text:style-name="T10"> </text:span><text:span text:style-name="T11">計</text:span><text:span text:style-name="T12"> </text:span><text:span text:style-name="T11">項</text:span><text:span text:style-name="T12"> </text:span><text:span text:style-name="T11">目</text:span></text:p>
          </table:table-cell>
          <table:covered-table-cell table:number-columns-repeated="3" table:style-name="ce36"/>
          <table:table-cell table:style-name="ce36" office:value-type="string" calcext:value-type="string">
            <text:p>子女一</text:p>
          </table:table-cell>
          <table:table-cell table:style-name="ce36" office:value-type="string" calcext:value-type="string">
            <text:p>子女二</text:p>
          </table:table-cell>
          <table:table-cell table:style-name="ce36" office:value-type="string" calcext:value-type="string">
            <text:p>子女三</text:p>
          </table:table-cell>
          <table:table-cell table:style-name="ce36" office:value-type="string" calcext:value-type="string">
            <text:p>總計</text:p>
          </table:table-cell>
          <table:table-cell table:style-name="ce73" office:value-type="string" calcext:value-type="string">
            <text:p>栽培年數</text:p>
          </table:table-cell>
          <table:table-cell table:style-name="ce85" office:value-type="string" calcext:value-type="string">
            <text:p>平均年支出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4">
          <table:table-cell table:style-name="ce2"/>
          <table:table-cell table:style-name="ce24" office:value-type="string" calcext:value-type="string" table:number-columns-spanned="4" table:number-rows-spanned="1">
            <text:p>至研究所階段的子女教育學費總花費</text:p>
          </table:table-cell>
          <table:covered-table-cell table:number-columns-repeated="3" table:style-name="ce37"/>
          <table:table-cell table:style-name="ce66" table:formula="of:=[.F67]+[.F74]" office:value-type="float" office:value="1014494.1175" calcext:value-type="float">
            <text:p>$1,014,494 </text:p>
          </table:table-cell>
          <table:table-cell table:style-name="ce66" table:formula="of:=[.G67]+[.G74]" office:value-type="float" office:value="1140988.636125" calcext:value-type="float">
            <text:p>$1,140,989 </text:p>
          </table:table-cell>
          <table:table-cell table:style-name="ce66" table:formula="of:=[.H67]+[.H74]" office:value-type="float" office:value="1239422.65125" calcext:value-type="float">
            <text:p>$1,239,423 </text:p>
          </table:table-cell>
          <table:table-cell table:style-name="ce68" table:formula="of:=SUM([.F77:.H77])" office:value-type="float" office:value="3394905.404875" calcext:value-type="float">
            <text:p>$3,394,905 </text:p>
          </table:table-cell>
          <table:table-cell table:style-name="ce74" office:value-type="float" office:value="20" calcext:value-type="float">
            <text:p>$20 </text:p>
          </table:table-cell>
          <table:table-cell table:style-name="ce86" table:formula="of:=[.I77]/[.J77]" office:value-type="float" office:value="169745.27024375" calcext:value-type="float">
            <text:p>$169,745 </text:p>
          </table:table-cell>
          <table:table-cell/>
          <table:table-cell table:style-name="ce90"/>
          <table:table-cell table:style-name="ce4"/>
          <table:table-cell table:style-name="ce87"/>
          <table:table-cell table:style-name="ce96" table:number-columns-repeated="1009"/>
        </table:table-row>
        <table:table-row table:style-name="ro5">
          <table:table-cell table:number-columns-repeated="1024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樞鈕分析表" table:style-name="ta2">
        <table:table-column table:style-name="co12" table:default-cell-style-name="ce103"/>
        <table:table-column table:style-name="co13" table:number-columns-repeated="4" table:default-cell-style-name="ce108"/>
        <table:table-column table:style-name="co11" table:number-columns-repeated="1019" table:default-cell-style-name="Default"/>
        <table:table-row table:style-name="ro6" table:number-rows-repeated="2">
          <table:table-cell table:number-columns-repeated="1024"/>
        </table:table-row>
        <table:table-row table:style-name="ro6">
          <table:table-cell table:style-name="ce104" office:value-type="string" calcext:value-type="string">
            <text:p>加總/教育費用</text:p>
          </table:table-cell>
          <table:table-cell table:style-name="ce109" office:value-type="string" calcext:value-type="string">
            <text:p>子女名字</text:p>
          </table:table-cell>
          <table:table-cell table:style-name="ce113" table:number-columns-repeated="2"/>
          <table:table-cell table:style-name="ce116"/>
          <table:table-cell table:number-columns-repeated="1019"/>
        </table:table-row>
        <table:table-row table:style-name="ro6">
          <table:table-cell table:style-name="ce104" office:value-type="string" calcext:value-type="string">
            <text:p>項目</text:p>
          </table:table-cell>
          <table:table-cell table:style-name="ce109" office:value-type="string" calcext:value-type="string">
            <text:p><text:s/>子女一</text:p>
          </table:table-cell>
          <table:table-cell table:style-name="ce114" office:value-type="string" calcext:value-type="string">
            <text:p><text:s/>子女二</text:p>
          </table:table-cell>
          <table:table-cell table:style-name="ce114" office:value-type="string" calcext:value-type="string">
            <text:p><text:s/>子女三</text:p>
          </table:table-cell>
          <table:table-cell table:style-name="ce117" office:value-type="string" calcext:value-type="string">
            <text:p>總計</text:p>
          </table:table-cell>
          <table:table-cell table:number-columns-repeated="1019"/>
        </table:table-row>
        <table:table-row table:style-name="ro6">
          <table:table-cell table:style-name="ce105" office:value-type="string" calcext:value-type="string">
            <text:p>1. 幼 <text:s/>稚 <text:s/>園</text:p>
          </table:table-cell>
          <table:table-cell table:style-name="ce109" office:value-type="float" office:value="149800" calcext:value-type="float">
            <text:p>NT$149,800 </text:p>
          </table:table-cell>
          <table:table-cell table:style-name="ce114" office:value-type="float" office:value="159000" calcext:value-type="float">
            <text:p>NT$159,000 </text:p>
          </table:table-cell>
          <table:table-cell table:style-name="ce114" office:value-type="float" office:value="169200" calcext:value-type="float">
            <text:p>NT$169,200 </text:p>
          </table:table-cell>
          <table:table-cell table:style-name="ce117" office:value-type="float" office:value="478000" calcext:value-type="float">
            <text:p>NT$478,000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2. 國 <text:s text:c="7"/>小</text:p>
          </table:table-cell>
          <table:table-cell table:style-name="ce110" office:value-type="float" office:value="380907.1175" calcext:value-type="float">
            <text:p>NT$380,907 </text:p>
          </table:table-cell>
          <table:table-cell office:value-type="float" office:value="24486.886125" calcext:value-type="float">
            <text:p>NT$24,487 </text:p>
          </table:table-cell>
          <table:table-cell office:value-type="float" office:value="27207.65125" calcext:value-type="float">
            <text:p>NT$27,208 </text:p>
          </table:table-cell>
          <table:table-cell table:style-name="ce118" office:value-type="float" office:value="432601.654875" calcext:value-type="float">
            <text:p>NT$432,602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3. 國 <text:s text:c="7"/>中</text:p>
          </table:table-cell>
          <table:table-cell table:style-name="ce110" office:value-type="float" office:value="189150" calcext:value-type="float">
            <text:p>NT$189,150 </text:p>
          </table:table-cell>
          <table:table-cell office:value-type="float" office:value="10088" calcext:value-type="float">
            <text:p>NT$10,088 </text:p>
          </table:table-cell>
          <table:table-cell office:value-type="float" office:value="12610" calcext:value-type="float">
            <text:p>NT$12,610 </text:p>
          </table:table-cell>
          <table:table-cell table:style-name="ce118" office:value-type="float" office:value="211848" calcext:value-type="float">
            <text:p>NT$211,848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4. 高 <text:s/>中 <text:s/>職</text:p>
          </table:table-cell>
          <table:table-cell table:style-name="ce110" office:value-type="float" office:value="23832" calcext:value-type="float">
            <text:p>NT$23,832 </text:p>
          </table:table-cell>
          <table:table-cell office:value-type="float" office:value="198600" calcext:value-type="float">
            <text:p>NT$198,600 </text:p>
          </table:table-cell>
          <table:table-cell office:value-type="float" office:value="211840" calcext:value-type="float">
            <text:p>NT$211,840 </text:p>
          </table:table-cell>
          <table:table-cell table:style-name="ce118" office:value-type="float" office:value="434272" calcext:value-type="float">
            <text:p>NT$434,272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5. 補 <text:s text:c="7"/>習</text:p>
          </table:table-cell>
          <table:table-cell table:style-name="ce110" office:value-type="float" office:value="0" calcext:value-type="float">
            <text:p>NT$0 </text:p>
          </table:table-cell>
          <table:table-cell office:value-type="float" office:value="61500" calcext:value-type="float">
            <text:p>NT$61,500 </text:p>
          </table:table-cell>
          <table:table-cell office:value-type="float" office:value="71750" calcext:value-type="float">
            <text:p>NT$71,750 </text:p>
          </table:table-cell>
          <table:table-cell table:style-name="ce118" office:value-type="float" office:value="133250" calcext:value-type="float">
            <text:p>NT$133,250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6. 大學專科</text:p>
          </table:table-cell>
          <table:table-cell table:style-name="ce110" office:value-type="float" office:value="172405" calcext:value-type="float">
            <text:p>NT$172,405 </text:p>
          </table:table-cell>
          <table:table-cell office:value-type="float" office:value="474113.75" calcext:value-type="float">
            <text:p>NT$474,114 </text:p>
          </table:table-cell>
          <table:table-cell office:value-type="float" office:value="517215" calcext:value-type="float">
            <text:p>NT$517,215 </text:p>
          </table:table-cell>
          <table:table-cell table:style-name="ce118" office:value-type="float" office:value="1163733.75" calcext:value-type="float">
            <text:p>NT$1,163,734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7. 研 <text:s/>究 <text:s/>所</text:p>
          </table:table-cell>
          <table:table-cell table:style-name="ce110" office:value-type="float" office:value="98400" calcext:value-type="float">
            <text:p>NT$98,400 </text:p>
          </table:table-cell>
          <table:table-cell office:value-type="float" office:value="213200" calcext:value-type="float">
            <text:p>NT$213,200 </text:p>
          </table:table-cell>
          <table:table-cell office:value-type="float" office:value="229600" calcext:value-type="float">
            <text:p>NT$229,600 </text:p>
          </table:table-cell>
          <table:table-cell table:style-name="ce118" office:value-type="float" office:value="541200" calcext:value-type="float">
            <text:p>NT$541,200 </text:p>
          </table:table-cell>
          <table:table-cell table:number-columns-repeated="1019"/>
        </table:table-row>
        <table:table-row table:style-name="ro6">
          <table:table-cell table:style-name="ce107" office:value-type="string" calcext:value-type="string">
            <text:p>總計</text:p>
          </table:table-cell>
          <table:table-cell table:style-name="ce111" office:value-type="float" office:value="1014494.1175" calcext:value-type="float">
            <text:p>NT$1,014,494 </text:p>
          </table:table-cell>
          <table:table-cell table:style-name="ce115" office:value-type="float" office:value="1140988.636125" calcext:value-type="float">
            <text:p>NT$1,140,989 </text:p>
          </table:table-cell>
          <table:table-cell table:style-name="ce115" office:value-type="float" office:value="1239422.65125" calcext:value-type="float">
            <text:p>NT$1,239,423 </text:p>
          </table:table-cell>
          <table:table-cell table:style-name="ce119" office:value-type="float" office:value="3394905.404875" calcext:value-type="float">
            <text:p>NT$3,394,905 </text:p>
          </table:table-cell>
          <table:table-cell table:number-columns-repeated="1019"/>
        </table:table-row>
        <table:table-row table:style-name="ro6">
          <table:table-cell table:style-name="ce100"/>
          <table:table-cell table:style-name="ce112" table:number-columns-repeated="4"/>
          <table:table-cell table:number-columns-repeated="1019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各子女教育金花費比較圖" table:style-name="ta3">
        <table:table-column table:style-name="co14" table:default-cell-style-name="Default"/>
        <table:table-row table:style-name="ro7">
          <table:table-cell/>
        </table:table-row>
      </table:table>
      <table:table table:name="總教育準備金分析圖" table:style-name="ta4">
        <table:table-column table:style-name="co11" table:number-columns-repeated="1024" table:default-cell-style-name="Default"/>
        <table:table-row table:style-name="ro6">
          <table:table-cell>
            <draw:frame table:end-cell-address="總教育準備金分析圖.K10" table:end-x="1.25mm" table:end-y="4.51mm" draw:z-index="0" draw:name="Chart 1" draw:style-name="gr1" draw:text-style-name="P1" svg:width="171.79mm" svg:height="54.5mm" svg:x="6.9mm" svg:y="2.39mm">
              <loext:p draw:notify-on-update-of-ranges="總表.F66:總表.H66 總表.F67:總表.H6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>
            <draw:frame table:end-cell-address="總教育準備金分析圖.K20" table:end-x="1.5mm" table:end-y="3.98mm" draw:z-index="2" draw:name="Chart 3" draw:style-name="gr1" draw:text-style-name="P1" svg:width="172.53mm" svg:height="56.36mm" svg:x="6.41mm" svg:y="0.01mm">
              <loext:p draw:notify-on-update-of-ranges="總表.F76:總表.H76 總表.F77:總表.H7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6" table:number-rows-repeated="48">
          <table:table-cell table:number-columns-repeated="1024"/>
        </table:table-row>
        <table:table-row table:style-name="ro6">
          <table:table-cell table:number-columns-repeated="4"/>
          <table:table-cell>
            <draw:frame table:end-cell-address="總教育準備金分析圖.I73" table:end-x="16.54mm" table:end-y="2.39mm" draw:z-index="1" draw:name="Chart 2" draw:style-name="gr1" draw:text-style-name="P1" svg:width="85.78mm" svg:height="75.15mm" svg:x="1.74mm" svg:y="2.92mm">
              <loext:p draw:notify-on-update-of-ranges="總表.F76:總表.H76 總表.F77:總表.H7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-pilot-tables>
        <table:data-pilot-table table:name="樞紐分析表1" table:application-data="" table:target-range-address="樞鈕分析表.A3:樞鈕分析表.E12" table:buttons="樞鈕分析表.A4 樞鈕分析表.B3" table:ignore-empty-rows="true" table:identify-categories="true" table:show-filter-button="false" table:header-grid-layout="true">
          <table:source-cell-range table:cell-range-address="總表.M2:總表.O23"/>
          <table:data-pilot-field table:source-field-name="項目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大學專" table:display="true" table:show-details="true"/>
                <table:data-pilot-member table:name="幼稚園" table:display="true" table:show-details="true"/>
                <table:data-pilot-member table:name="研究所" table:display="true" table:show-details="true"/>
                <table:data-pilot-member table:name="高中職" table:display="true" table:show-details="true"/>
                <table:data-pilot-member table:name="國小" table:display="true" table:show-details="true"/>
                <table:data-pilot-member table:name="國中" table:display="true" table:show-details="true"/>
                <table:data-pilot-member table:name="補習" table:display="true" table:show-details="true"/>
                <table:data-pilot-member table:name="大學專科" table:display="true" table:show-details="true"/>
                <table:data-pilot-member table:name="1.幼稚園" table:display="true" table:show-details="true"/>
                <table:data-pilot-member table:name="2.國小" table:display="true" table:show-details="true"/>
                <table:data-pilot-member table:name="3.國中" table:display="true" table:show-details="true"/>
                <table:data-pilot-member table:name="4.高中職" table:display="true" table:show-details="true"/>
                <table:data-pilot-member table:name="5.補習" table:display="true" table:show-details="true"/>
                <table:data-pilot-member table:name="6.大學專科" table:display="true" table:show-details="true"/>
                <table:data-pilot-member table:name="7.研究所" table:display="true" table:show-details="true"/>
                <table:data-pilot-member table:name="1.幼  稚  園" table:display="true" table:show-details="true"/>
                <table:data-pilot-member table:name="2.國        小" table:display="true" table:show-details="true"/>
                <table:data-pilot-member table:name="3.國        中" table:display="true" table:show-details="true"/>
                <table:data-pilot-member table:name="4.高  中  職" table:display="true" table:show-details="true"/>
                <table:data-pilot-member table:name="5.補        習" table:display="true" table:show-details="true"/>
                <table:data-pilot-member table:name="7.研  究  所" table:display="true" table:show-details="true"/>
                <table:data-pilot-member table:name=" 6.大學專科" table:display="true" table:show-details="true"/>
                <table:data-pilot-member table:name="1. 幼  稚  園" table:display="true" table:show-details="true"/>
                <table:data-pilot-member table:name="2. 國        小" table:display="true" table:show-details="true"/>
                <table:data-pilot-member table:name="3. 國        中" table:display="true" table:show-details="true"/>
                <table:data-pilot-member table:name="4. 高  中  職" table:display="true" table:show-details="true"/>
                <table:data-pilot-member table:name="5. 補        習" table:display="true" table:show-details="true"/>
                <table:data-pilot-member table:name="6. 大學專科" table:display="true" table:show-details="true"/>
                <table:data-pilot-member table:name="7. 研  究  所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子女名字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 子女一" table:display="true" table:show-details="true"/>
                <table:data-pilot-member table:name=" 子女二" table:display="true" table:show-details="true"/>
                <table:data-pilot-member table:name=" 子女三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教育費用" tableooo:display-name="加總/教育費用" table:orientation="data" table:used-hierarchy="-1" table:function="sum">
            <table:data-pilot-level table:show-empty="false" calcext:repeat-item-labels="false"/>
            <table:data-pilot-field-reference table:type="none" table:field-name="項目" table:member-type="named" table:member-name="大學專"/>
          </table:data-pilot-field>
          <table:data-pilot-field table:source-field-name="" tableooo:display-name="資料" table:is-data-layout-field="true" table:orientation="hidden" table:used-hierarchy="-1" table:function="auto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$</number:text>
      <number:number number:decimal-places="0" loext:min-decimal-places="0" number:min-integer-digits="1" number:grouping="true"/>
    </number:number-style>
    <number:number-style style:name="N158">
      <number:text>$</number:text>
      <number:number number:decimal-places="2" loext:min-decimal-places="2" number:min-integer-digits="1" number:grouping="true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表" style:display-name="PageStyle_總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樞鈕分析表" style:display-name="PageStyle_樞鈕分析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各子女教育金花費比較圖" style:display-name="PageStyle_各子女教育金花費比較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總教育準備金分析圖" style:display-name="PageStyle_總教育準備金分析圖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3-09T10:18:58</meta:creation-date>
    <dc:creator>stchen</dc:creator>
    <dc:date>2004-06-17T15:04:05</dc:date>
    <meta:document-statistic meta:table-count="4" meta:cell-count="690" meta:object-count="3"/>
    <meta:generator>LibreOffice/5.1.1.3$Windows_x86 LibreOffice_project/89f508ef3ecebd2cfb8e1def0f0ba9a803b88a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新細明體"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true"/>
    </style:style>
    <style:style style:name="ch5" style:family="chart" style:data-style-name="N16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新細明體" fo:font-size="11pt" style:font-size-asian="11pt" style:font-size-complex="11pt"/>
    </style:style>
    <style:style style:name="ch6" style:family="chart" style:data-style-name="N160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text-properties fo:color="#000000" fo:font-family="新細明體" fo:font-size="11pt" style:font-size-asian="11pt" style:font-size-complex="11pt"/>
    </style:style>
    <style:style style:name="ch7" style:family="chart" style:data-style-name="N160">
      <style:chart-properties chart:link-data-style-to-source="true" chart:data-label-number="value" chart:data-label-text="false" chart:data-label-symbol="tru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新細明體" fo:font-size="11pt" style:font-size-asian="11pt" style:font-size-complex="11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7.18cm" svg:height="5.451cm" xlink:href=".." xlink:type="simple" chart:class="chart:circle" chart:style-name="ch1">
        <chart:title svg:x="5.017cm" svg:y="0.245cm" chart:style-name="ch2">
          <text:p>總教育準備金分析圖(至大學)</text:p>
        </chart:title>
        <chart:legend chart:legend-position="end" svg:x="15.189cm" svg:y="1.769cm" style:legend-expansion="high" chart:style-name="ch3"/>
        <chart:plot-area chart:style-name="ch4" table:cell-range-address="總表.F66:總表.H67" chart:data-source-has-labels="row" svg:x="0.343cm" svg:y="1.285cm" svg:width="14.503cm" svg:height="4.057cm">
          <chartooo:coordinate-region svg:x="5.566cm" svg:y="1.286cm" svg:width="4.056cm" svg:height="4.056cm"/>
          <chart:axis chart:dimension="x" chart:name="primary-x" chart:style-name="ch5" chartooo:axis-type="auto">
            <chartooo:date-scale/>
            <chart:categories table:cell-range-address="總表.F66:總表.H66"/>
          </chart:axis>
          <chart:axis chart:dimension="y" chart:name="primary-y" chart:style-name="ch6"/>
          <chart:series chart:style-name="ch7" chart:values-cell-range-address="總表.F67:總表.H67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子女一</text:p>
                <draw:g>
                  <svg:desc>總表.F66:總表.H66</svg:desc>
                </draw:g>
              </table:table-cell>
              <table:table-cell office:value-type="string">
                <text:p>子女二</text:p>
              </table:table-cell>
              <table:table-cell office:value-type="string">
                <text:p>子女三</text:p>
              </table:table-cell>
            </table:table-row>
          </table:table-header-rows>
          <table:table-rows>
            <table:table-row>
              <table:table-cell office:value-type="string">
                <text:p>列 67</text:p>
                <draw:g>
                  <svg:desc/>
                </draw:g>
              </table:table-cell>
              <table:table-cell office:value-type="float" office:value="916094.1175">
                <text:p>916094.1175</text:p>
                <draw:g>
                  <svg:desc>總表.F67:總表.H67</svg:desc>
                </draw:g>
              </table:table-cell>
              <table:table-cell office:value-type="float" office:value="927788.636125">
                <text:p>927788.636125</text:p>
              </table:table-cell>
              <table:table-cell office:value-type="float" office:value="1009822.65125">
                <text:p>1009822.65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新細明體" fo:font-size="11.25pt" style:font-size-asian="11.25pt" style:font-size-complex="11.25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16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新細明體" fo:font-size="11.25pt" style:font-size-asian="11.25pt" style:font-size-complex="11.25pt"/>
    </style:style>
    <style:style style:name="ch5" style:family="chart" style:data-style-name="N160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text-properties fo:color="#000000" fo:font-family="新細明體" fo:font-size="11.25pt" style:font-size-asian="11.25pt" style:font-size-complex="11.25pt"/>
    </style:style>
    <style:style style:name="ch6" style:family="chart" style:data-style-name="N160">
      <style:chart-properties chart:link-data-style-to-source="true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新細明體" fo:font-size="11.25pt" style:font-size-asian="11.25pt" style:font-size-complex="11.25pt"/>
    </style:style>
    <style:style style:name="ch7" style:family="chart">
      <style:chart-properties chart:solid-type="cuboid"/>
      <style:graphic-properties draw:fill-color="#9999ff"/>
    </style:style>
    <style:style style:name="ch8" style:family="chart">
      <style:chart-properties chart:solid-type="cuboid"/>
      <style:graphic-properties draw:fill-color="#993366"/>
    </style:style>
    <style:style style:name="ch9" style:family="chart">
      <style:chart-properties chart:solid-type="cuboid"/>
      <style:graphic-properties draw:fill-color="#ffffcc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8.579cm" svg:height="7.516cm" xlink:href=".." xlink:type="simple" chart:class="chart:circle" chart:style-name="ch1">
        <chart:legend chart:legend-position="end" svg:x="6.578cm" svg:y="2.802cm" style:legend-expansion="high" chart:style-name="ch2"/>
        <chart:plot-area chart:style-name="ch3" table:cell-range-address="總表.F76:總表.H77" chart:data-source-has-labels="row" svg:x="0.171cm" svg:y="0.15cm" svg:width="6.236cm" svg:height="7.216cm">
          <chartooo:coordinate-region svg:x="0.171cm" svg:y="0.64cm" svg:width="6.236cm" svg:height="6.236cm"/>
          <chart:axis chart:dimension="x" chart:name="primary-x" chart:style-name="ch4" chartooo:axis-type="auto">
            <chartooo:date-scale/>
            <chart:categories table:cell-range-address="總表.F76:總表.H76"/>
          </chart:axis>
          <chart:axis chart:dimension="y" chart:name="primary-y" chart:style-name="ch5"/>
          <chart:series chart:style-name="ch6" chart:values-cell-range-address="總表.F77:總表.H77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子女一</text:p>
                <draw:g>
                  <svg:desc>總表.F76:總表.H76</svg:desc>
                </draw:g>
              </table:table-cell>
              <table:table-cell office:value-type="string">
                <text:p>子女二</text:p>
              </table:table-cell>
              <table:table-cell office:value-type="string">
                <text:p>子女三</text:p>
              </table:table-cell>
            </table:table-row>
          </table:table-header-rows>
          <table:table-rows>
            <table:table-row>
              <table:table-cell office:value-type="string">
                <text:p>列 77</text:p>
                <draw:g>
                  <svg:desc/>
                </draw:g>
              </table:table-cell>
              <table:table-cell office:value-type="float" office:value="1014494.1175">
                <text:p>1014494.1175</text:p>
                <draw:g>
                  <svg:desc>總表.F77:總表.H77</svg:desc>
                </draw:g>
              </table:table-cell>
              <table:table-cell office:value-type="float" office:value="1140988.636125">
                <text:p>1140988.636125</text:p>
              </table:table-cell>
              <table:table-cell office:value-type="float" office:value="1239422.65125">
                <text:p>1239422.65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新細明體" fo:font-size="11.25pt" style:font-size-asian="11.25pt" style:font-size-complex="11.25pt"/>
    </style:style>
    <style:style style:name="ch4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16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新細明體" fo:font-size="11.25pt" style:font-size-asian="11.25pt" style:font-size-complex="11.25pt"/>
    </style:style>
    <style:style style:name="ch6" style:family="chart" style:data-style-name="N160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text-properties fo:color="#000000" fo:font-family="新細明體" fo:font-size="11.25pt" style:font-size-asian="11.25pt" style:font-size-complex="11.25pt"/>
    </style:style>
    <style:style style:name="ch7" style:family="chart" style:data-style-name="N160">
      <style:chart-properties chart:link-data-style-to-source="true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新細明體" fo:font-size="11.25pt" style:font-size-asian="11.25pt" style:font-size-complex="11.25pt"/>
    </style:style>
    <style:style style:name="ch8" style:family="chart">
      <style:chart-properties chart:solid-type="cuboid" chart:data-label-number="value" chart:data-label-text="false" chart:data-label-symbol="true"/>
      <style:graphic-properties draw:fill-color="#9999ff"/>
    </style:style>
    <style:style style:name="ch9" style:family="chart">
      <style:chart-properties chart:solid-type="cuboid" chart:data-label-number="value" chart:data-label-text="false" chart:data-label-symbol="true"/>
      <style:graphic-properties draw:fill-color="#993366"/>
    </style:style>
    <style:style style:name="ch10" style:family="chart">
      <style:chart-properties chart:solid-type="cuboid" chart:data-label-number="value" chart:data-label-text="false" chart:data-label-symbol="true"/>
      <style:graphic-properties draw:fill-color="#ffffcc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7.254cm" svg:height="5.637cm" xlink:href=".." xlink:type="simple" chart:class="chart:circle" chart:style-name="ch1">
        <chart:title svg:x="4.802cm" svg:y="0.248cm" chart:style-name="ch2">
          <text:p>總教育準備金分析圖(至研究所)</text:p>
        </chart:title>
        <chart:legend chart:legend-position="end" svg:x="15.253cm" svg:y="1.862cm" style:legend-expansion="high" chart:style-name="ch3"/>
        <chart:plot-area chart:style-name="ch4" table:cell-range-address="總表.F76:總表.H77" chart:data-source-has-labels="row" svg:x="0.345cm" svg:y="1.291cm" svg:width="14.563cm" svg:height="4.234cm">
          <chartooo:coordinate-region svg:x="5.51cm" svg:y="1.292cm" svg:width="4.233cm" svg:height="4.233cm"/>
          <chart:axis chart:dimension="x" chart:name="primary-x" chart:style-name="ch5" chartooo:axis-type="auto">
            <chartooo:date-scale/>
            <chart:categories table:cell-range-address="總表.F76:總表.H76"/>
          </chart:axis>
          <chart:axis chart:dimension="y" chart:name="primary-y" chart:style-name="ch6"/>
          <chart:series chart:style-name="ch7" chart:values-cell-range-address="總表.F77:總表.H77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子女一</text:p>
                <draw:g>
                  <svg:desc>總表.F76:總表.H76</svg:desc>
                </draw:g>
              </table:table-cell>
              <table:table-cell office:value-type="string">
                <text:p>子女二</text:p>
              </table:table-cell>
              <table:table-cell office:value-type="string">
                <text:p>子女三</text:p>
              </table:table-cell>
            </table:table-row>
          </table:table-header-rows>
          <table:table-rows>
            <table:table-row>
              <table:table-cell office:value-type="string">
                <text:p>列 77</text:p>
                <draw:g>
                  <svg:desc/>
                </draw:g>
              </table:table-cell>
              <table:table-cell office:value-type="float" office:value="1014494.1175">
                <text:p>1014494.1175</text:p>
                <draw:g>
                  <svg:desc>總表.F77:總表.H77</svg:desc>
                </draw:g>
              </table:table-cell>
              <table:table-cell office:value-type="float" office:value="1140988.636125">
                <text:p>1140988.636125</text:p>
              </table:table-cell>
              <table:table-cell office:value-type="float" office:value="1239422.65125">
                <text:p>1239422.65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